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 manifest:media-type="application/octet-stream"/>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Arial1" svg:font-family="Arial, 'Helvetica Neue', Helvetica, sans-serif"/>
    <style:font-face style:name="Georgia" svg:font-family="Georgia, 'Times New Roman', Times, serif"/>
    <style:font-face style:name="OpenSymbol" svg:font-family="OpenSymbol"/>
    <style:font-face style:name="Bitstream Vera Sans" svg:font-family="'Bitstream Vera Sans'" style:font-family-generic="swiss"/>
    <style:font-face style:name="FreeSans" svg:font-family="FreeSans" style:font-family-generic="swiss"/>
    <style:font-face style:name="Helvetica" svg:font-family="Helvetica" style:font-adornments="Regular" style:font-family-generic="swiss"/>
    <style:font-face style:name="Janson Text" svg:font-family="'Janson Text'" style:font-family-generic="system"/>
    <style:font-face style:name="Consolas" svg:font-family="Consolas"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ela1" style:family="table">
      <style:table-properties style:width="15.812cm" table:align="center"/>
    </style:style>
    <style:style style:name="Tabela1.A" style:family="table-column">
      <style:table-column-properties style:column-width="2.159cm"/>
    </style:style>
    <style:style style:name="Tabela1.B" style:family="table-column">
      <style:table-column-properties style:column-width="3.81cm"/>
    </style:style>
    <style:style style:name="Tabela1.C" style:family="table-column">
      <style:table-column-properties style:column-width="6.668cm"/>
    </style:style>
    <style:style style:name="Tabela1.D" style:family="table-column">
      <style:table-column-properties style:column-width="3.175cm"/>
    </style:style>
    <style:style style:name="Tabela1.1" style:family="table-row">
      <style:table-row-properties style:min-row-height="0.45cm" style:use-optimal-row-height="false"/>
    </style:style>
    <style:style style:name="Tabela1.A1" style:family="table-cell">
      <style:table-cell-properties style:vertical-align="bottom" fo:padding="0cm" fo:border-left="none" fo:border-right="none" fo:border-top="1pt solid #000000" fo:border-bottom="1pt solid #000000"/>
    </style:style>
    <style:style style:name="Tabela1.A2" style:family="table-cell">
      <style:table-cell-properties style:vertical-align="bottom" fo:padding="0cm" fo:border-left="none" fo:border-right="none" fo:border-top="1pt solid #000000" fo:border-bottom="0.5pt solid #000000"/>
    </style:style>
    <style:style style:name="Tabela1.A3" style:family="table-cell">
      <style:table-cell-properties style:vertical-align="bottom" fo:padding="0cm" fo:border-left="none" fo:border-right="none" fo:border-top="0.5pt solid #000000" fo:border-bottom="0.5pt solid #000000"/>
    </style:style>
    <style:style style:name="Tabela1.A12" style:family="table-cell">
      <style:table-cell-properties style:vertical-align="bottom" fo:padding="0cm" fo:border-left="none" fo:border-right="none" fo:border-top="0.5pt solid #000000" fo:border-bottom="1pt solid #000000"/>
    </style:style>
    <style:style style:name="Tabela2" style:family="table">
      <style:table-properties style:width="16.161cm" fo:margin-left="0.009cm" table:align="left"/>
    </style:style>
    <style:style style:name="Tabela2.A" style:family="table-column">
      <style:table-column-properties style:column-width="8.126cm"/>
    </style:style>
    <style:style style:name="Tabela2.B" style:family="table-column">
      <style:table-column-properties style:column-width="8.035cm"/>
    </style:style>
    <style:style style:name="Tabela2.A1" style:family="table-cell">
      <style:table-cell-properties fo:padding="0.026cm" fo:border-left="0.5pt solid #000000" fo:border-right="none" fo:border-top="0.5pt solid #000000" fo:border-bottom="0.5pt solid #000000"/>
    </style:style>
    <style:style style:name="Tabela2.B1" style:family="table-cell">
      <style:table-cell-properties fo:padding="0.026cm" fo:border="0.5pt solid #000000"/>
    </style:style>
    <style:style style:name="P1" style:family="paragraph" style:parent-style-name="Header">
      <style:paragraph-properties fo:text-align="end" style:justify-single-word="false"/>
    </style:style>
    <style:style style:name="P2" style:family="paragraph" style:parent-style-name="Head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style>
    <style:style style:name="P4" style:family="paragraph" style:parent-style-name="Standard">
      <style:paragraph-properties fo:break-before="page"/>
      <style:text-properties style:font-name="Arial" fo:font-weight="bold" style:font-weight-asian="bold" style:font-name-complex="Arial"/>
    </style:style>
    <style:style style:name="P5" style:family="paragraph" style:parent-style-name="Standard">
      <style:paragraph-properties fo:text-align="center" style:justify-single-word="false" fo:break-before="page"/>
      <style:text-properties style:font-name="Arial" fo:font-weight="bold" style:font-weight-asian="bold" style:font-name-complex="Arial"/>
    </style:style>
    <style:style style:name="P6"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7" style:family="paragraph" style:parent-style-name="Standard">
      <style:paragraph-properties fo:line-height="150%" fo:text-align="center" style:justify-single-word="false" fo:break-before="page"/>
      <style:text-properties style:font-name="Arial" fo:font-weight="bold" style:font-weight-asian="bold" style:font-name-complex="Arial"/>
    </style:style>
    <style:style style:name="P8" style:family="paragraph" style:parent-style-name="Standard">
      <style:paragraph-properties fo:break-before="page"/>
      <style:text-properties style:font-name="Arial" style:font-name-complex="Arial"/>
    </style:style>
    <style:style style:name="P9" style:family="paragraph" style:parent-style-name="Caption">
      <style:paragraph-properties fo:break-before="page"/>
    </style:style>
    <style:style style:name="P10" style:family="paragraph" style:parent-style-name="Standard">
      <style:text-properties style:font-name="Arial" fo:font-weight="bold" style:font-weight-asian="bold" style:font-name-complex="Arial"/>
    </style:style>
    <style:style style:name="P11" style:family="paragraph" style:parent-style-name="Standard">
      <style:paragraph-properties fo:text-align="center" style:justify-single-word="false"/>
      <style:text-properties style:font-name="Arial" fo:font-weight="bold" style:font-weight-asian="bold" style:font-name-complex="Arial"/>
    </style:style>
    <style:style style:name="P12" style:family="paragraph" style:parent-style-name="Standard">
      <style:paragraph-properties fo:text-align="center" style:justify-single-word="false"/>
      <style:text-properties style:font-name="Arial" fo:font-weight="bold" officeooo:paragraph-rsid="00398e94" style:font-weight-asian="bold" style:font-name-complex="Arial"/>
    </style:style>
    <style:style style:name="P13"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4" style:family="paragraph" style:parent-style-name="Standard">
      <style:text-properties style:font-name="Arial" style:font-name-complex="Arial"/>
    </style:style>
    <style:style style:name="P15" style:family="paragraph" style:parent-style-name="Standard">
      <style:paragraph-properties fo:line-height="150%"/>
      <style:text-properties style:font-name="Arial" style:font-name-complex="Arial"/>
    </style:style>
    <style:style style:name="P16" style:family="paragraph" style:parent-style-name="Standard">
      <style:paragraph-properties fo:text-align="center" style:justify-single-word="false"/>
      <style:text-properties style:font-name="Arial" style:font-name-complex="Arial"/>
    </style:style>
    <style:style style:name="P17" style:family="paragraph" style:parent-style-name="Standard">
      <style:text-properties style:font-name="Arial" style:font-name-complex="Arial" style:font-weight-complex="bold"/>
    </style:style>
    <style:style style:name="P18" style:family="paragraph" style:parent-style-name="Standard">
      <style:text-properties style:font-name="Arial" officeooo:paragraph-rsid="00226703" style:font-name-complex="Arial"/>
    </style:style>
    <style:style style:name="P19" style:family="paragraph" style:parent-style-name="Standard">
      <style:paragraph-properties fo:line-height="150%"/>
      <style:text-properties style:font-name="Arial" officeooo:rsid="003d54cd" officeooo:paragraph-rsid="003ea955" style:font-name-complex="Arial"/>
    </style:style>
    <style:style style:name="P20" style:family="paragraph" style:parent-style-name="Standard">
      <style:text-properties style:font-name="Arial" fo:font-size="10pt" style:font-size-asian="10pt" style:font-name-complex="Arial"/>
    </style:style>
    <style:style style:name="P21" style:family="paragraph" style:parent-style-name="Standard">
      <style:text-properties style:font-name="Arial" fo:font-size="8pt" style:font-size-asian="8pt" style:font-name-complex="Arial" style:font-size-complex="9pt" style:font-weight-complex="bold"/>
    </style:style>
    <style:style style:name="P22" style:family="paragraph" style:parent-style-name="Standard">
      <style:paragraph-properties fo:text-align="center" style:justify-single-word="false"/>
      <style:text-properties style:font-name="Arial" fo:font-size="8pt" style:font-size-asian="8pt" style:font-name-complex="Arial" style:font-size-complex="9pt"/>
    </style:style>
    <style:style style:name="P23" style:family="paragraph" style:parent-style-name="Standard">
      <style:text-properties style:font-name="Arial" fo:font-size="9pt" style:font-size-asian="9pt" style:font-name-complex="Arial" style:font-size-complex="9pt"/>
    </style:style>
    <style:style style:name="P24" style:family="paragraph" style:parent-style-name="Standard">
      <style:text-properties style:font-name="Arial" fo:font-size="12pt" officeooo:rsid="00226703" officeooo:paragraph-rsid="0036cac2" style:font-size-asian="12pt" style:font-name-complex="Arial"/>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0398e94"/>
    </style:style>
    <style:style style:name="P27" style:family="paragraph" style:parent-style-name="Standard">
      <style:paragraph-properties fo:line-height="150%"/>
    </style:style>
    <style:style style:name="P28" style:family="paragraph" style:parent-style-name="Standard">
      <style:paragraph-properties fo:line-height="150%"/>
      <style:text-properties officeooo:paragraph-rsid="003f9e15"/>
    </style:style>
    <style:style style:name="P29" style:family="paragraph" style:parent-style-name="Standard">
      <style:paragraph-properties fo:line-height="150%"/>
      <style:text-properties fo:color="#000000" style:font-name="Arial" fo:font-size="10pt" fo:font-weight="bold" style:font-size-asian="10pt" style:font-weight-asian="bold" style:font-name-complex="Arial"/>
    </style:style>
    <style:style style:name="P30" style:family="paragraph" style:parent-style-name="Standard">
      <style:text-properties fo:color="#000000" style:font-name="Arial" style:font-name-complex="Arial"/>
    </style:style>
    <style:style style:name="P31" style:family="paragraph" style:parent-style-name="Standard">
      <style:paragraph-properties fo:line-height="150%"/>
      <style:text-properties fo:color="#000000" style:font-name="Arial" style:font-name-complex="Arial"/>
    </style:style>
    <style:style style:name="P32"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33" style:family="paragraph" style:parent-style-name="Contents_20_1">
      <style:paragraph-properties>
        <style:tab-stops>
          <style:tab-stop style:position="16cm" style:type="right" style:leader-style="dotted" style:leader-text="."/>
        </style:tab-stops>
      </style:paragraph-properties>
    </style:style>
    <style:style style:name="P34" style:family="paragraph" style:parent-style-name="Titulos">
      <style:text-properties style:font-name="Arial" style:font-name-complex="Arial"/>
    </style:style>
    <style:style style:name="P35" style:family="paragraph" style:parent-style-name="Titulos">
      <style:text-properties style:font-name="Arial" fo:font-weight="normal" style:font-weight-asian="normal" style:font-name-complex="Arial"/>
    </style:style>
    <style:style style:name="P36" style:family="paragraph" style:parent-style-name="Titulos">
      <style:text-properties style:font-name="Arial" fo:font-weight="normal" style:font-weight-asian="normal" style:font-name-complex="Arial" style:font-weight-complex="bold"/>
    </style:style>
    <style:style style:name="P37" style:family="paragraph" style:parent-style-name="Titulos">
      <style:text-properties style:font-name="Arial" fo:font-weight="normal" officeooo:rsid="001920a1" officeooo:paragraph-rsid="001b8ffd" style:font-weight-asian="normal" style:font-name-complex="Arial" style:font-weight-complex="bold"/>
    </style:style>
    <style:style style:name="P38" style:family="paragraph" style:parent-style-name="Titulos">
      <style:text-properties style:font-name="Arial" fo:font-weight="normal" officeooo:paragraph-rsid="001b8ffd" style:font-weight-asian="normal" style:font-name-complex="Arial" style:font-weight-complex="bold"/>
    </style:style>
    <style:style style:name="P39" style:family="paragraph" style:parent-style-name="Contents_20_2">
      <style:paragraph-properties>
        <style:tab-stops>
          <style:tab-stop style:position="16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Standard">
      <style:paragraph-properties fo:margin-left="0cm" fo:margin-right="0cm" fo:text-indent="1.501cm" style:auto-text-indent="false"/>
    </style:style>
    <style:style style:name="P42" style:family="paragraph" style:parent-style-name="Standard">
      <style:paragraph-properties fo:margin-left="0cm" fo:margin-right="0cm" fo:line-height="150%" fo:text-indent="1.501cm" style:auto-text-indent="false"/>
      <style:text-properties style:font-name="Arial" style:font-name-complex="Arial"/>
    </style:style>
    <style:style style:name="P43"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44"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45" style:family="paragraph" style:parent-style-name="Standard">
      <style:paragraph-properties fo:margin-left="0cm" fo:margin-right="0cm" fo:line-height="150%" fo:text-indent="1.501cm" style:auto-text-indent="false"/>
      <style:text-properties style:font-name="Arial" officeooo:rsid="00130135" officeooo:paragraph-rsid="00130135" style:font-name-complex="Arial"/>
    </style:style>
    <style:style style:name="P46"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47" style:family="paragraph" style:parent-style-name="Standard">
      <style:paragraph-properties fo:margin-left="0cm" fo:margin-right="0cm" fo:line-height="150%" fo:text-indent="1.501cm" style:auto-text-indent="false"/>
      <style:text-properties style:font-name="Arial" officeooo:rsid="002122e5" officeooo:paragraph-rsid="002122e5" style:font-name-complex="Arial"/>
    </style:style>
    <style:style style:name="P48"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49"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50"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51" style:family="paragraph" style:parent-style-name="Standard">
      <style:paragraph-properties fo:margin-left="0cm" fo:margin-right="0cm" fo:line-height="150%" fo:text-indent="1.501cm" style:auto-text-indent="false"/>
      <style:text-properties style:font-name="Arial" officeooo:rsid="00161c40" officeooo:paragraph-rsid="00164054" style:font-name-complex="Arial"/>
    </style:style>
    <style:style style:name="P52" style:family="paragraph" style:parent-style-name="Standard">
      <style:paragraph-properties fo:margin-left="0cm" fo:margin-right="0cm" fo:line-height="150%" fo:text-indent="1.501cm" style:auto-text-indent="false"/>
    </style:style>
    <style:style style:name="P53" style:family="paragraph" style:parent-style-name="Standard">
      <style:paragraph-properties fo:margin-left="0cm" fo:margin-right="0cm" fo:text-indent="1.501cm" style:auto-text-indent="false"/>
      <style:text-properties fo:color="#000000" style:font-name="Arial" style:font-name-complex="Arial"/>
    </style:style>
    <style:style style:name="P54"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55" style:family="paragraph" style:parent-style-name="Standard">
      <style:paragraph-properties fo:margin-left="0cm" fo:margin-right="0cm" fo:text-indent="1.501cm" style:auto-text-indent="false"/>
      <style:text-properties fo:color="#000000" style:font-name="Arial" fo:font-weight="bold" style:font-weight-asian="bold" style:font-name-complex="Arial" style:font-weight-complex="bold"/>
    </style:style>
    <style:style style:name="P56" style:family="paragraph" style:parent-style-name="Standard">
      <style:paragraph-properties fo:margin-left="0cm" fo:margin-right="0cm" fo:text-indent="1.501cm" style:auto-text-indent="false"/>
      <style:text-properties fo:color="#000000" style:font-name="Arial" fo:language="en" fo:country="US" fo:font-weight="bold" style:font-weight-asian="bold" style:font-name-complex="Arial" style:font-weight-complex="bold"/>
    </style:style>
    <style:style style:name="P57" style:family="paragraph" style:parent-style-name="Text_20_body_20_indent">
      <style:paragraph-properties fo:margin-left="0cm" fo:margin-right="0cm" fo:text-indent="1.501cm" style:auto-text-indent="false"/>
      <style:text-properties style:font-name="Arial" style:font-name-complex="Arial"/>
    </style:style>
    <style:style style:name="P58" style:family="paragraph" style:parent-style-name="Titulos">
      <style:paragraph-properties fo:margin-left="0cm" fo:margin-right="0cm" fo:text-indent="1.501cm" style:auto-text-indent="false"/>
      <style:text-properties style:font-name="Arial" fo:font-weight="normal" style:font-weight-asian="normal" style:font-name-complex="Arial"/>
    </style:style>
    <style:style style:name="P59" style:family="paragraph" style:parent-style-name="Titulos">
      <style:paragraph-properties fo:margin-left="0cm" fo:margin-right="0cm" fo:text-indent="1.501cm" style:auto-text-indent="false"/>
      <style:text-properties style:font-name="Arial" style:font-name-complex="Arial"/>
    </style:style>
    <style:style style:name="P60" style:family="paragraph" style:parent-style-name="Standard">
      <style:paragraph-properties fo:margin-left="0cm" fo:margin-right="0cm" fo:margin-top="0cm" fo:margin-bottom="0.212cm" loext:contextual-spacing="false" fo:line-height="150%" fo:text-indent="1.501cm" style:auto-text-indent="false"/>
      <style:text-properties fo:color="#000000" style:font-name="Arial" style:font-name-complex="Arial"/>
    </style:style>
    <style:style style:name="P61" style:family="paragraph" style:parent-style-name="Standard">
      <style:paragraph-properties fo:margin-top="0cm" fo:margin-bottom="0.212cm" loext:contextual-spacing="false"/>
      <style:text-properties fo:color="#000000" style:font-name="Arial" style:font-name-complex="Arial"/>
    </style:style>
    <style:style style:name="P62" style:family="paragraph" style:parent-style-name="Standard">
      <style:paragraph-properties fo:margin-top="0cm" fo:margin-bottom="0.212cm" loext:contextual-spacing="false" fo:line-height="150%"/>
      <style:text-properties fo:color="#000000" style:font-name="Arial" style:font-name-complex="Arial"/>
    </style:style>
    <style:style style:name="P63" style:family="paragraph" style:parent-style-name="Standard">
      <style:paragraph-properties fo:margin-left="0cm" fo:margin-right="0cm" fo:line-height="150%" fo:text-indent="1.251cm" style:auto-text-indent="false"/>
      <style:text-properties style:font-name="Arial" style:font-name-complex="Arial"/>
    </style:style>
    <style:style style:name="P64" style:family="paragraph" style:parent-style-name="Standard">
      <style:paragraph-properties fo:margin-left="0cm" fo:margin-right="0cm" fo:line-height="150%" fo:text-indent="1.251cm" style:auto-text-indent="false"/>
      <style:text-properties fo:color="#000000" style:font-name="Arial" style:font-name-complex="Arial"/>
    </style:style>
    <style:style style:name="P65" style:family="paragraph" style:parent-style-name="Standard">
      <style:paragraph-properties fo:margin-left="0cm" fo:margin-right="0cm" fo:line-height="150%" fo:text-indent="1.249cm" style:auto-text-indent="false"/>
      <style:text-properties style:font-name="Arial" style:font-name-complex="Arial"/>
    </style:style>
    <style:style style:name="P66"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67" style:family="paragraph" style:parent-style-name="Standard">
      <style:paragraph-properties fo:margin-left="0cm" fo:margin-right="0cm" fo:text-indent="1.249cm" style:auto-text-indent="false"/>
      <style:text-properties fo:color="#000000" style:font-name="Arial" style:font-name-complex="Arial"/>
    </style:style>
    <style:style style:name="P68" style:family="paragraph" style:parent-style-name="Standard">
      <style:paragraph-properties fo:margin-left="0cm" fo:margin-right="0cm" fo:line-height="150%" fo:text-indent="1.249cm" style:auto-text-indent="false"/>
      <style:text-properties fo:color="#000000" style:font-name="Arial" style:font-name-complex="Arial"/>
    </style:style>
    <style:style style:name="P69" style:family="paragraph" style:parent-style-name="Standard">
      <style:paragraph-properties fo:margin-left="0cm" fo:margin-right="0cm" fo:text-indent="1.249cm" style:auto-text-indent="false"/>
      <style:text-properties fo:color="#000000" style:font-name="Arial" fo:font-weight="bold" style:font-weight-asian="bold" style:font-name-complex="Arial" style:font-weight-complex="bold"/>
    </style:style>
    <style:style style:name="P70" style:family="paragraph" style:parent-style-name="Standard">
      <style:paragraph-properties fo:margin-left="0cm" fo:margin-right="0cm" fo:text-indent="1.249cm" style:auto-text-indent="false"/>
      <style:text-properties fo:color="#000000" style:font-name="Arial" fo:language="en" fo:country="US" style:font-name-complex="Arial"/>
    </style:style>
    <style:style style:name="P71" style:family="paragraph" style:parent-style-name="Standard">
      <style:paragraph-properties fo:margin-left="4.001cm" fo:margin-right="0cm" fo:text-indent="0cm" style:auto-text-indent="false">
        <style:tab-stops/>
      </style:paragraph-properties>
    </style:style>
    <style:style style:name="P72" style:family="paragraph" style:parent-style-name="T">
      <style:paragraph-properties fo:margin-left="0cm" fo:margin-right="0.09cm" fo:line-height="100%" fo:text-align="center" style:justify-single-word="false" fo:keep-together="auto" fo:text-indent="0cm" style:auto-text-indent="false"/>
    </style:style>
    <style:style style:name="P73" style:family="paragraph" style:parent-style-name="Text_20_body_20_indent">
      <style:paragraph-properties fo:margin-left="0cm" fo:margin-right="0cm" fo:text-indent="1.588cm" style:auto-text-indent="false"/>
      <style:text-properties style:font-name="Arial" style:font-name-complex="Arial"/>
    </style:style>
    <style:style style:name="P74" style:family="paragraph" style:parent-style-name="Normal_20__28_Web_29_">
      <style:paragraph-properties fo:margin-top="0cm" fo:margin-bottom="0cm" loext:contextual-spacing="false" fo:text-align="center" style:justify-single-word="false"/>
      <style:text-properties style:font-name="Arial" fo:font-size="8pt" fo:font-weight="bold" style:font-size-asian="8pt" style:font-weight-asian="bold" style:font-name-complex="Arial" style:font-size-complex="10pt" style:font-weight-complex="bold"/>
    </style:style>
    <style:style style:name="P75" style:family="paragraph" style:parent-style-name="Normal_20__28_Web_29_">
      <style:paragraph-properties fo:margin-top="0cm" fo:margin-bottom="0cm" loext:contextual-spacing="false" fo:text-align="justify" style:justify-single-word="false"/>
      <style:text-properties style:font-name="Arial" fo:font-size="9pt" style:font-size-asian="9pt" style:font-name-complex="Arial" style:font-size-complex="9pt"/>
    </style:style>
    <style:style style:name="P76" style:family="paragraph" style:parent-style-name="Normal_20__28_Web_29_">
      <style:paragraph-properties fo:margin-left="0.385cm" fo:margin-right="0cm" fo:margin-top="0cm" fo:margin-bottom="0cm" loext:contextual-spacing="false" fo:text-align="center" style:justify-single-word="false" fo:text-indent="0cm" style:auto-text-indent="false">
        <style:tab-stops/>
      </style:paragraph-properties>
      <style:text-properties style:font-name="Arial" fo:font-size="8pt" fo:font-weight="bold" style:font-size-asian="8pt" style:font-weight-asian="bold" style:font-name-complex="Arial" style:font-size-complex="10pt" style:font-weight-complex="bold"/>
    </style:style>
    <style:style style:name="P77" style:family="paragraph" style:parent-style-name="Normal_20__28_Web_29_">
      <style:paragraph-properties fo:margin-left="0.385cm" fo:margin-right="0cm" fo:margin-top="0cm" fo:margin-bottom="0cm" loext:contextual-spacing="false" fo:text-align="justify" style:justify-single-word="false" fo:text-indent="0cm" style:auto-text-indent="false">
        <style:tab-stops/>
      </style:paragraph-properties>
      <style:text-properties style:font-name="Arial" fo:font-size="9pt" style:font-size-asian="9pt" style:font-name-complex="Arial" style:font-size-complex="9pt"/>
    </style:style>
    <style:style style:name="P78" style:family="paragraph" style:parent-style-name="Standard">
      <style:paragraph-properties fo:margin-left="0.385cm" fo:margin-right="0cm" fo:text-indent="0cm" style:auto-text-indent="false">
        <style:tab-stops/>
      </style:paragraph-properties>
    </style:style>
    <style:style style:name="P79" style:family="paragraph" style:parent-style-name="Standard">
      <style:paragraph-properties fo:margin-left="0.385cm" fo:margin-right="0cm" fo:text-indent="0cm" style:auto-text-indent="false">
        <style:tab-stops/>
      </style:paragraph-properties>
      <style:text-properties style:font-name="Arial" fo:font-size="9pt" style:font-size-asian="9pt" style:font-name-complex="Arial" style:font-size-complex="9pt"/>
    </style:style>
    <style:style style:name="P80" style:family="paragraph" style:parent-style-name="Text_20_body_20_indent">
      <style:paragraph-properties fo:margin-left="0cm" fo:margin-right="0cm" fo:text-indent="0cm" style:auto-text-indent="false"/>
      <style:text-properties style:font-name="Arial" fo:font-size="10pt" fo:font-weight="bold" style:font-size-asian="10pt" style:font-weight-asian="bold" style:font-name-complex="Arial"/>
    </style:style>
    <style:style style:name="P81" style:family="paragraph" style:parent-style-name="Standard">
      <style:paragraph-properties fo:margin-left="1.249cm" fo:margin-right="0cm" fo:text-indent="1.249cm" style:auto-text-indent="false">
        <style:tab-stops/>
      </style:paragraph-properties>
      <style:text-properties fo:color="#000000" style:font-name="Arial" style:font-name-complex="Arial"/>
    </style:style>
    <style:style style:name="P82"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83" style:family="paragraph" style:parent-style-name="Standard" style:master-page-name="MP2">
      <style:paragraph-properties style:page-number="auto" fo:break-before="page" style:text-autospace="none"/>
      <style:text-properties style:font-name="Arial" officeooo:rsid="003accf1" officeooo:paragraph-rsid="003accf1" style:font-name-complex="Arial"/>
    </style:style>
    <style:style style:name="P84" style:family="paragraph" style:parent-style-name="Standard">
      <style:paragraph-properties fo:line-height="150%"/>
      <style:text-properties style:font-name="Arial" style:font-name-complex="Arial"/>
    </style:style>
    <style:style style:name="P85" style:family="paragraph" style:parent-style-name="Standard">
      <style:paragraph-properties fo:margin-left="8.001cm" fo:margin-right="0cm" fo:text-indent="0cm" style:auto-text-indent="false">
        <style:tab-stops/>
      </style:paragraph-properties>
      <style:text-properties style:font-name="Arial" officeooo:rsid="003fe24e" officeooo:paragraph-rsid="003fe24e" style:font-name-complex="Arial"/>
    </style:style>
    <style:style style:name="P86" style:family="paragraph" style:parent-style-name="Standard">
      <style:paragraph-properties fo:margin-left="8.001cm" fo:margin-right="0cm" fo:text-align="end" style:justify-single-word="false" fo:text-indent="0cm" style:auto-text-indent="false">
        <style:tab-stops/>
      </style:paragraph-properties>
      <style:text-properties style:font-name="Arial" officeooo:rsid="003fe24e" officeooo:paragraph-rsid="003fe24e" style:font-name-complex="Arial"/>
    </style:style>
    <style:style style:name="P87"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88"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89" style:family="paragraph" style:parent-style-name="Standard">
      <style:paragraph-properties fo:margin-left="0cm" fo:margin-right="0cm" fo:line-height="150%" fo:text-indent="0cm" style:auto-text-indent="false"/>
      <style:text-properties style:font-name="Arial" officeooo:paragraph-rsid="0036cac2" style:font-name-complex="Arial"/>
    </style:style>
    <style:style style:name="P90" style:family="paragraph" style:parent-style-name="Text_20_body" style:list-style-name="L11"/>
    <style:style style:name="P91" style:family="paragraph" style:parent-style-name="Text_20_body" style:list-style-name="L10"/>
    <style:style style:name="P92" style:family="paragraph" style:parent-style-name="Text_20_body">
      <style:paragraph-properties fo:line-height="150%"/>
      <style:text-properties style:font-name="Arial" style:font-name-complex="Arial"/>
    </style:style>
    <style:style style:name="P93" style:family="paragraph" style:parent-style-name="Quotations">
      <style:text-properties officeooo:paragraph-rsid="0049962c"/>
    </style:style>
    <style:style style:name="P94" style:family="paragraph" style:parent-style-name="Quotations">
      <style:text-properties officeooo:paragraph-rsid="004d1937"/>
    </style:style>
    <style:style style:name="P95" style:family="paragraph" style:parent-style-name="Heading_20_2" style:list-style-name="WW8Num1">
      <style:text-properties style:font-name="Arial" fo:font-size="12pt" style:font-size-asian="12pt" style:font-name-complex="Arial"/>
    </style:style>
    <style:style style:name="P96" style:family="paragraph" style:parent-style-name="Heading_20_2" style:list-style-name="WW8Num1">
      <style:text-properties style:font-name="Arial" fo:font-size="12pt" officeooo:paragraph-rsid="00226703" style:font-size-asian="12pt" style:font-name-complex="Arial"/>
    </style:style>
    <style:style style:name="P97" style:family="paragraph" style:parent-style-name="Heading_20_2" style:list-style-name="WW8Num1">
      <style:text-properties style:font-name="Arial" officeooo:paragraph-rsid="0036cac2" style:font-name-complex="Arial"/>
    </style:style>
    <style:style style:name="P98" style:family="paragraph" style:parent-style-name="Heading_20_3">
      <style:paragraph-properties fo:text-align="start" style:justify-single-word="false"/>
      <style:text-properties style:font-name="Arial"/>
    </style:style>
    <style:style style:name="P99" style:family="paragraph" style:parent-style-name="Heading_20_3" style:master-page-name="MP13">
      <style:paragraph-properties fo:text-align="start" style:justify-single-word="false" style:page-number="auto" fo:break-before="page"/>
      <style:text-properties style:font-name="Arial" style:font-name-complex="Arial" style:font-weight-complex="bold"/>
    </style:style>
    <style:style style:name="P100" style:family="paragraph" style:parent-style-name="Heading_20_3">
      <style:paragraph-properties fo:margin-top="0cm" fo:margin-bottom="0.212cm" loext:contextual-spacing="false" fo:text-align="start" style:justify-single-word="false"/>
      <style:text-properties style:font-name="Arial" style:font-name-complex="Arial" style:font-weight-complex="bold"/>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weight="bold" style:font-weight-asian="bold" style:font-name-complex="Arial"/>
    </style:style>
    <style:style style:name="T4" style:family="text">
      <style:text-properties style:font-name="Arial" style:font-name-complex="Arial"/>
    </style:style>
    <style:style style:name="T5" style:family="text">
      <style:text-properties style:font-name="Arial" officeooo:rsid="0031959b" style:font-name-complex="Arial"/>
    </style:style>
    <style:style style:name="T6" style:family="text">
      <style:text-properties style:font-name="Arial" officeooo:rsid="003f9e15" style:font-name-complex="Arial"/>
    </style:style>
    <style:style style:name="T7"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8" style:family="text">
      <style:text-properties style:font-name="Arial" style:font-name-asian="Arial" style:font-name-complex="Arial"/>
    </style:style>
    <style:style style:name="T9" style:family="text">
      <style:text-properties style:font-name="Arial" fo:font-size="10pt" fo:font-weight="bold" style:font-name-asian="Arial" style:font-size-asian="10pt" style:font-weight-asian="bold" style:font-name-complex="Arial"/>
    </style:style>
    <style:style style:name="T10" style:family="text">
      <style:text-properties style:font-name="Arial" fo:font-size="10pt" fo:font-weight="bold" style:font-size-asian="10pt" style:font-weight-asian="bold" style:font-name-complex="Arial"/>
    </style:style>
    <style:style style:name="T11" style:family="text">
      <style:text-properties style:font-name="Arial" fo:font-size="9pt" style:font-size-asian="9pt" style:font-name-complex="Arial" style:font-size-complex="9pt"/>
    </style:style>
    <style:style style:name="T12" style:family="text">
      <style:text-properties style:font-name="Arial" fo:font-size="9pt" fo:font-style="normal" style:font-size-asian="9pt" style:font-style-asian="normal" style:font-name-complex="Arial" style:font-size-complex="9pt" style:font-style-complex="normal"/>
    </style:style>
    <style:style style:name="T13" style:family="text">
      <style:text-properties style:font-name-asian="Arial"/>
    </style:style>
    <style:style style:name="T14" style:family="text">
      <style:text-properties fo:color="#000000" style:font-name="Arial" fo:font-weight="bold" style:font-weight-asian="bold" style:font-name-complex="Arial"/>
    </style:style>
    <style:style style:name="T15" style:family="text">
      <style:text-properties fo:color="#000000" style:font-name="Arial" fo:font-weight="bold" style:font-weight-asian="bold" style:font-name-complex="Arial" style:font-weight-complex="bold"/>
    </style:style>
    <style:style style:name="T16" style:family="text">
      <style:text-properties fo:color="#000000" style:font-name="Arial" style:font-name-complex="Arial"/>
    </style:style>
    <style:style style:name="T17" style:family="text">
      <style:text-properties fo:color="#000000" style:font-name="Arial" style:font-name-complex="Arial" style:font-weight-complex="bold"/>
    </style:style>
    <style:style style:name="T18" style:family="text">
      <style:text-properties fo:color="#000000" style:font-name="Arial" fo:font-size="10pt" style:font-size-asian="10pt" style:font-name-complex="Arial"/>
    </style:style>
    <style:style style:name="T19" style:family="text">
      <style:text-properties fo:color="#000000" style:font-name="Arial" fo:font-size="10pt" fo:font-style="italic" style:font-size-asian="10pt" style:font-style-asian="italic" style:font-name-complex="Arial" style:font-style-complex="italic"/>
    </style:style>
    <style:style style:name="T20" style:family="text">
      <style:text-properties fo:color="#000000" style:font-name="Arial" fo:language="en" fo:country="US" style:font-name-complex="Arial"/>
    </style:style>
    <style:style style:name="T21" style:family="text">
      <style:text-properties fo:color="#000000" style:font-name="Arial" fo:language="en" fo:country="US" fo:font-weight="bold" style:font-weight-asian="bold" style:font-name-complex="Arial" style:font-weight-complex="bold"/>
    </style:style>
    <style:style style:name="T22" style:family="text">
      <style:text-properties style:font-name-complex="Arial"/>
    </style:style>
    <style:style style:name="T23" style:family="text">
      <style:text-properties officeooo:rsid="0015159e"/>
    </style:style>
    <style:style style:name="T24" style:family="text">
      <style:text-properties officeooo:rsid="001920a1"/>
    </style:style>
    <style:style style:name="T25" style:family="text">
      <style:text-properties officeooo:rsid="00226703"/>
    </style:style>
    <style:style style:name="T26" style:family="text">
      <style:text-properties officeooo:rsid="00236175"/>
    </style:style>
    <style:style style:name="T27" style:family="text">
      <style:text-properties officeooo:rsid="002b2644"/>
    </style:style>
    <style:style style:name="T28" style:family="text">
      <style:text-properties fo:color="#800000" officeooo:rsid="0044de5e"/>
    </style:style>
    <style:style style:name="T29" style:family="text">
      <style:text-properties fo:font-size="12pt" style:font-size-asian="12pt"/>
    </style:style>
    <style:style style:name="T30" style:family="text">
      <style:text-properties fo:font-size="12pt" officeooo:rsid="00226703" style:font-size-asian="12pt"/>
    </style:style>
    <style:style style:name="T31" style:family="text">
      <style:text-properties fo:font-size="12pt" officeooo:rsid="00338412" style:font-size-asian="12pt"/>
    </style:style>
    <style:style style:name="T32" style:family="text">
      <style:text-properties fo:font-size="12pt" officeooo:rsid="0036cfb9" style:font-size-asian="12pt"/>
    </style:style>
    <style:style style:name="T33" style:family="text">
      <style:text-properties fo:font-size="12pt" officeooo:rsid="004d1937" style:font-size-asian="12pt"/>
    </style:style>
    <style:style style:name="T34" style:family="text">
      <style:text-properties officeooo:rsid="0032e2d4"/>
    </style:style>
    <style:style style:name="T35" style:family="text">
      <style:text-properties officeooo:rsid="003c69a1"/>
    </style:style>
    <style:style style:name="T36" style:family="text">
      <style:text-properties officeooo:rsid="003ea955"/>
    </style:style>
    <style:style style:name="T37" style:family="text">
      <style:text-properties officeooo:rsid="00432972"/>
    </style:style>
    <style:style style:name="T38" style:family="text">
      <style:text-properties officeooo:rsid="00453e3b"/>
    </style:style>
    <style:style style:name="T39" style:family="text">
      <style:text-properties officeooo:rsid="0049962c"/>
    </style:style>
    <style:style style:name="T40" style:family="text">
      <style:text-properties officeooo:rsid="004b8613"/>
    </style:style>
    <style:style style:name="T41" style:family="text">
      <style:text-properties officeooo:rsid="004d1937"/>
    </style:style>
    <style:style style:name="T42" style:family="text">
      <style:text-properties officeooo:rsid="004fe4cd"/>
    </style:style>
    <style:style style:name="T43" style:family="text">
      <style:text-properties officeooo:rsid="00525e81"/>
    </style:style>
    <style:style style:name="T44" style:family="text"/>
    <style:style style:name="T4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font-size="10pt" fo:language="pt" fo:country="BR" style:language-asian="zh" style:country-asian="CN" style:language-complex="hi" style:country-complex="IN"/>
    </style:style>
    <style:style style:name="T47"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7cm" draw:visible-area-height="5.007cm"/>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4.39cm" fo:text-indent="-0.635cm" fo:margin-left="4.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25cm" fo:text-indent="-0.635cm" fo:margin-left="5.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6cm" fo:text-indent="-0.635cm" fo:margin-left="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95cm" fo:text-indent="-0.635cm" fo:margin-left="6.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3cm" fo:text-indent="-0.635cm" fo:margin-left="6.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65cm" fo:text-indent="-0.635cm" fo:margin-left="7.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cm" fo:text-indent="-0.635cm" fo:margin-left="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35cm" fo:text-indent="-0.635cm" fo:margin-left="8.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7cm" fo:text-indent="-0.635cm" fo:margin-left="9.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05cm" fo:text-indent="-0.635cm" fo:margin-left="10.10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COLÉGIO ESTADUAL DO PARANÁ</text:p>
      <text:p text:style-name="P11">CURSO TÉCNICO EM INFORMÁTICA</text:p>
      <text:p text:style-name="P11"/>
      <text:p text:style-name="P11"/>
      <text:p text:style-name="P11"/>
      <text:p text:style-name="P11"/>
      <text:p text:style-name="P11"/>
      <text:p text:style-name="P11"/>
      <text:p text:style-name="P11"/>
      <text:p text:style-name="P11"/>
      <text:p text:style-name="P13">WILLIAM CLAUDE TUMÉO RAUSIS</text:p>
      <text:p text:style-name="P13"/>
      <text:p text:style-name="P13"/>
      <text:p text:style-name="P13"/>
      <text:p text:style-name="P13"/>
      <text:p text:style-name="P13"/>
      <text:p text:style-name="P13"/>
      <text:p text:style-name="P13"/>
      <text:p text:style-name="P13"/>
      <text:p text:style-name="P13"/>
      <text:p text:style-name="P13"/>
      <text:p text:style-name="P25"><text:span text:style-name="Fonte_20_parág._20_padrão"><text:span text:style-name="T1">SCOUT CAMP</text:span></text:span></text:p>
      <text:p text:style-name="P11">TRABALHO DE CONCLUSÃO DE CURSO</text:p>
      <text:p text:style-name="P11"/>
      <text:p text:style-name="P11"/>
      <text:p text:style-name="P11"/>
      <text:p text:style-name="P11"/>
      <text:p text:style-name="P11"/>
      <text:p text:style-name="P11"/>
      <text:p text:style-name="P11"/>
      <text:p text:style-name="P11"/>
      <text:p text:style-name="P11"/>
      <text:p text:style-name="P11"/>
      <text:p text:style-name="P11">CURITIBA</text:p>
      <text:p text:style-name="P26"><text:span text:style-name="Fonte_20_parág._20_padrão"><text:span text:style-name="T3">2015</text:span></text:span></text:p>
      <text:p text:style-name="P12"><text:soft-page-break/>WILLIAM CLAUDE TUMÉO RAUSIS</text:p>
      <text:p text:style-name="P11"/>
      <text:p text:style-name="P11"/>
      <text:p text:style-name="P11"/>
      <text:p text:style-name="P11"/>
      <text:p text:style-name="P11"/>
      <text:p text:style-name="P11"/>
      <text:p text:style-name="P14"/>
      <text:p text:style-name="P14"/>
      <text:p text:style-name="P14"/>
      <text:p text:style-name="P14"/>
      <text:p text:style-name="P14"/>
      <text:p text:style-name="P25"><text:span text:style-name="Fonte_20_parág._20_padrão"><text:span text:style-name="T2">SCOUT CAMP: Gerenciamento de grupos</text:span></text:span></text:p>
      <text:p text:style-name="P11"/>
      <text:p text:style-name="P11"/>
      <text:p text:style-name="P11"/>
      <text:p text:style-name="P11"/>
      <text:p text:style-name="P11"/>
      <text:p text:style-name="P11"/>
      <text:p text:style-name="P10"/>
      <text:p text:style-name="P14"/>
      <text:p text:style-name="P32">Trabalho de Conclusão de Curso Técnico, apresentado à disciplina de Análise e Projetos, do Curso Técnico em Informática, do Colégio Estadual do Paraná, como requisito para obtenção do título de Técnico em Informática.</text:p>
      <text:p text:style-name="P32"/>
      <text:p text:style-name="P32">Orientador: Prof.</text:p>
      <text:p text:style-name="P14"/>
      <text:p text:style-name="P14"/>
      <text:p text:style-name="P14"/>
      <text:p text:style-name="P14"/>
      <text:p text:style-name="P14"/>
      <text:p text:style-name="P11">CURITIBA</text:p>
      <text:p text:style-name="P25"><text:span text:style-name="Fonte_20_parág._20_padrão"><text:span text:style-name="T3">2015</text:span></text:span></text:p>
      <text:p text:style-name="P83">Dedico este trabalho a <text:span text:style-name="T35">minha querida</text:span> Gabrielle Lira, que (quase) sempre me atura.</text:p>
      <text:p text:style-name="P5">AGRADECIMENTOS</text:p>
      <text:p text:style-name="P11"/>
      <text:p text:style-name="P14">Folha que contém manifestação de reconhecimento a pessoas e/ou instituições que realmente contribuíram com o autor, devendo ser expressos de maneira simples.</text:p>
      <text:p text:style-name="P14"/>
      <text:p text:style-name="P14">A página de agradecimento assim com a página de dedicatória e a próxima página que representa uma epígrafe são opcionais.</text:p>
      <text:p text:style-name="P14"/>
      <text:p text:style-name="P14">Na epígrafe o autor usa uma citação, seguida de indicação de autoria e ano, relacionada com a matéria tratada no corpo do trabalho.</text:p>
      <text:p text:style-name="P4"/>
      <text:p text:style-name="P10"/>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5"><text:soft-page-break/>A maioria dos bons programadores programam não porque esperam receber o pagamento ou obter bajulação por parte do público, mas porque é divertido programar.</text:p>
      <text:p text:style-name="P32"/>
      <text:p text:style-name="P86">Linus Trovalds</text:p>
      <text:p text:style-name="P5">RESUMO</text:p>
      <text:p text:style-name="P32"/>
      <text:p text:style-name="P32"/>
      <text:p text:style-name="Text_20_body">TUMEO, William. Scout Camp. 2015. xx f. Monografia de Trabalho de Conclusão de Curso - Curso Técnico em Informática, Colégio Estadual do Paraná. Curitiba, 2015.</text:p>
      <text:p text:style-name="Text_20_body"/>
      <text:p text:style-name="Text_20_body">Framework para o gerenciamento de grupos de forma local, sem utilizar banco de dados, inspirado no conceituado Jekyll.</text:p>
      <text:p text:style-name="Text_20_body"/>
      <text:p text:style-name="Text_20_body"><text:span text:style-name="Fonte_20_parág._20_padrão"><text:span text:style-name="T3">Palavras-chave</text:span></text:span><text:span text:style-name="Fonte_20_parág._20_padrão"><text:span text:style-name="T4">: </text:span></text:span><text:span text:style-name="Fonte_20_parág._20_padrão"><text:span text:style-name="T5">python, html, template, grupos.</text:span></text:span></text:p>
      <text:p text:style-name="P5">ABSTRACT</text:p>
      <text:p text:style-name="P32"/>
      <text:p text:style-name="P32"/>
      <text:p text:style-name="Text_20_body">SOBRENOME, Nome do Autor. Título da Monografia (em inglês). 2011. 117 f. Monografia de Trabalho de Conclusão de Curso - Curso Superior de Tecnologia em Análise e Desenvolvimento de Sistemas, Universidade Tecnológica Federal do Paraná, Campus Pato Branco. Pato Branco, 2011.</text:p>
      <text:p text:style-name="Text_20_body"/>
      <text:p text:style-name="Text_20_body">Resumo em língua estrangeira.</text:p>
      <text:p text:style-name="Text_20_body"/>
      <text:p text:style-name="Text_20_body"><text:span text:style-name="Fonte_20_parág._20_padrão"><text:span text:style-name="T3">Keywords</text:span></text:span><text:span text:style-name="Fonte_20_parág._20_padrão"><text:span text:style-name="T4">: número de três a cinco, separadas entre si por ponto e finalizadas também por ponto. Usar o verbo na terceira pessoa do singular, com linguagem impessoal.</text:span></text:span></text:p>
      <text:p text:style-name="P8"/>
      <text:p text:style-name="P11">LISTA DE FIGURAS</text:p>
      <text:p text:style-name="P14"/>
      <text:p text:style-name="P14"/>
      <text:section text:style-name="Sect1" text:name="Sect3">
        <text:p text:style-name="P33"><text:a xlink:type="simple" xlink:href="#FIGURA!0|sequence" office:target-frame-name="_top" xlink:show="replace" text:style-name="Internet_20_link" text:visited-style-name="Visited_20_Internet_20_Link"><text:span text:style-name="Index_20_Link"><text:span text:style-name="T13"><text:s/></text:span></text:span></text:a><text:a xlink:type="simple" xlink:href="#FIGURA!0|sequence" office:target-frame-name="_top" xlink:show="replace" text:style-name="Internet_20_link" text:visited-style-name="Visited_20_Internet_20_Link"><text:span text:style-name="Index_20_Link">Figura 1 - Tipos de Sistemas de Informação</text:span></text:a><text:a xlink:type="simple" xlink:href="#FIGURA!0|sequence" office:target-frame-name="_top" xlink:show="replace" text:style-name="Internet_20_link" text:visited-style-name="Visited_20_Internet_20_Link"><text:span text:style-name="Index_20_Link"><text:tab/>21</text:span></text:a></text:p>
        <text:p text:style-name="P33"><text:a xlink:type="simple" xlink:href="#FIGURA!1|sequence" office:target-frame-name="_top" xlink:show="replace" text:style-name="Internet_20_link" text:visited-style-name="Visited_20_Internet_20_Link"><text:span text:style-name="Index_20_Link"><text:span text:style-name="T13"><text:s/></text:span></text:span></text:a><text:a xlink:type="simple" xlink:href="#FIGURA!1|sequence" office:target-frame-name="_top" xlink:show="replace" text:style-name="Internet_20_link" text:visited-style-name="Visited_20_Internet_20_Link"><text:span text:style-name="Index_20_Link">Figura 2 - Conceitos de Sistemas</text:span></text:a><text:a xlink:type="simple" xlink:href="#FIGURA!1|sequence" office:target-frame-name="_top" xlink:show="replace" text:style-name="Internet_20_link" text:visited-style-name="Visited_20_Internet_20_Link"><text:span text:style-name="Index_20_Link"><text:tab/>21</text:span></text:a></text:p>
      </text:section>
      <text:section text:style-name="Sect1" text:name="Sect4">
        <text:p text:style-name="P33"/>
        <text:p text:style-name="P6">LISTA DE QUADROS</text:p>
        <text:p text:style-name="P14"/>
        <text:p text:style-name="P14"/>
      </text:section>
      <text:section text:style-name="Sect1" text:name="Sect5">
        <text:p text:style-name="P33"><text:a xlink:type="simple" xlink:href="#QUADRO!0|sequence" office:target-frame-name="_top" xlink:show="replace" text:style-name="Internet_20_link" text:visited-style-name="Visited_20_Internet_20_Link"><text:span text:style-name="Index_20_Link">Quadro 1 - Comparativo entre CORBA e Java RMI</text:span></text:a><text:a xlink:type="simple" xlink:href="#QUADRO!0|sequence" office:target-frame-name="_top" xlink:show="replace" text:style-name="Internet_20_link" text:visited-style-name="Visited_20_Internet_20_Link"><text:span text:style-name="Index_20_Link"><text:tab/>22</text:span></text:a></text:p>
      </text:section>
      <text:section text:style-name="Sect1" text:name="Sect6">
        <text:p text:style-name="P33"/>
        <text:p text:style-name="P6">LISTA DE TABELAS</text:p>
        <text:p text:style-name="P14"/>
        <text:p text:style-name="P14"/>
      </text:section>
      <text:section text:style-name="Sect1" text:name="Sect7">
        <text:p text:style-name="P33"><text:a xlink:type="simple" xlink:href="#TABELA!0|sequence" office:target-frame-name="_top" xlink:show="replace" text:style-name="Internet_20_link" text:visited-style-name="Visited_20_Internet_20_Link"><text:span text:style-name="Index_20_Link">Tabela 1 - Performance do Algoritmo Desenvolvido com CORBA</text:span></text:a><text:a xlink:type="simple" xlink:href="#TABELA!0|sequence" office:target-frame-name="_top" xlink:show="replace" text:style-name="Internet_20_link" text:visited-style-name="Visited_20_Internet_20_Link"><text:span text:style-name="Index_20_Link"><text:tab/>22</text:span></text:a></text:p>
      </text:section>
      <text:section text:style-name="Sect1" text:name="Sect8">
        <text:p text:style-name="P33"/>
        <text:p text:style-name="P6">LISTA DE SIGLAS</text:p>
        <text:p text:style-name="P14"/>
        <text:p text:style-name="P14"/>
        <text:p text:style-name="P27"><text:span text:style-name="Fonte_20_parág._20_padrão"><text:span text:style-name="T4">APO</text:span></text:span><text:span text:style-name="Fonte_20_parág._20_padrão"><text:span text:style-name="T3"><text:tab/><text:tab/></text:span></text:span><text:span text:style-name="Fonte_20_parág._20_padrão"><text:span text:style-name="T4">Administração por Objetivos</text:span></text:span></text:p>
        <text:p text:style-name="P15">CH<text:tab/><text:tab/>Capital Humano</text:p>
        <text:p text:style-name="P15">CI<text:tab/><text:tab/>Capital Intelectual</text:p>
        <text:p text:style-name="P16"/>
        <text:p text:style-name="P27"><text:span text:style-name="Fonte_20_parág._20_padrão"><text:span text:style-name="T7">Observação</text:span></text:span><text:span text:style-name="Fonte_20_parág._20_padrão"><text:span text:style-name="T4">:</text:span></text:span></text:p>
        <text:p text:style-name="P27"><text:span text:style-name="Fonte_20_parág._20_padrão"><text:span text:style-name="T4">Quando ocorrem acima de cinco abreviaturas, siglas ou acrônimos, as mesmas devem vir em </text:span></text:span><text:span text:style-name="Fonte_20_parág._20_padrão"><text:span text:style-name="T7">listas próprias e separadas</text:span></text:span><text:span text:style-name="Fonte_20_parág._20_padrão"><text:span text:style-name="T4">. Caso contrário podem ser agrupadas em uma lista única, chamada LISTA DE ABREVIATURAS, SIGLAS E ACRÔNIMOS, ou LISTA DE ABREVIATURAS E SIGLAS, etc.</text:span></text:span></text:p>
        <text:p text:style-name="P15"/>
        <text:p text:style-name="P15">SIGLA: forma de abreviatura formada pelas letras iniciais de palavras de expressões.</text:p>
        <text:p text:style-name="P15"/>
        <text:p text:style-name="P15">ABREVIATURA: parte da palavra representando o todo.</text:p>
        <text:p text:style-name="P15"/>
        <text:p text:style-name="P15">ACRÔNIMO: palavras formadas por letras ou sílabas iniciais de outras expressões, formando uma palavra pronunciável.</text:p>
        <text:p text:style-name="P15"/>
        <text:p text:style-name="P7">LISTA DE ABREVIATURAS</text:p>
        <text:p text:style-name="P14"/>
        <text:p text:style-name="P14"/>
        <text:p text:style-name="P15">a.C.<text:tab/><text:tab/>Antes de Cristo</text:p>
        <text:p text:style-name="P27"><text:span text:style-name="Fonte_20_parág._20_padrão"><text:span text:style-name="T4">cap.</text:span></text:span><text:span text:style-name="Fonte_20_parág._20_padrão"><text:span text:style-name="T3"><text:tab/><text:tab/></text:span></text:span><text:span text:style-name="Fonte_20_parág._20_padrão"><text:span text:style-name="T4">Capítulo</text:span></text:span></text:p>
        <text:p text:style-name="P15">Cód. Civ.<text:tab/>Código Civil</text:p>
        <text:p text:style-name="P15">col.<text:tab/><text:tab/>Coletivo</text:p>
        <text:p text:style-name="P5">LISTA DE ACRÔNIMOS</text:p>
        <text:p text:style-name="P14"/>
        <text:p text:style-name="P14"/>
        <text:p text:style-name="P19">YAML<text:tab/><text:tab/><text:span text:style-name="T36">Ain't Markup Language (Não é uma linguagem de marcação).</text:span></text:p>
        <text:p text:style-name="P28"><text:span text:style-name="Fonte_20_parág._20_padrão"><text:span text:style-name="T6"/></text:span></text:p>
        <text:p text:style-name="P5">SUMÁRIO</text:p>
        <text:p text:style-name="P34"/>
      </text:section>
      <text:section text:style-name="Sect1" text:name="Sect9">
        <text:p text:style-name="P33"><text:a xlink:type="simple" xlink:href="#__RefHeading__64_705532702" office:target-frame-name="_top" xlink:show="replace" text:style-name="Internet_20_link" text:visited-style-name="Visited_20_Internet_20_Link"><text:span text:style-name="Index_20_Link">1 INTRODUÇÃO</text:span></text:a><text:a xlink:type="simple" xlink:href="#__RefHeading__64_705532702" office:target-frame-name="_top" xlink:show="replace" text:style-name="Internet_20_link" text:visited-style-name="Visited_20_Internet_20_Link"><text:span text:style-name="Index_20_Link"><text:tab/>14</text:span></text:a></text:p>
        <text:p text:style-name="P39"><text:a xlink:type="simple" xlink:href="#__RefHeading__66_705532702" office:target-frame-name="_top" xlink:show="replace" text:style-name="Internet_20_link" text:visited-style-name="Visited_20_Internet_20_Link"><text:span text:style-name="Index_20_Link">1.1 CONSIDERAÇÕES INICIAIS</text:span></text:a><text:a xlink:type="simple" xlink:href="#__RefHeading__66_705532702" office:target-frame-name="_top" xlink:show="replace" text:style-name="Internet_20_link" text:visited-style-name="Visited_20_Internet_20_Link"><text:span text:style-name="Index_20_Link"><text:tab/>14</text:span></text:a></text:p>
        <text:p text:style-name="P39"><text:a xlink:type="simple" xlink:href="#__RefHeading__68_705532702" office:target-frame-name="_top" xlink:show="replace" text:style-name="Internet_20_link" text:visited-style-name="Visited_20_Internet_20_Link"><text:span text:style-name="Index_20_Link">1.2 OBJETIVOS</text:span></text:a><text:a xlink:type="simple" xlink:href="#__RefHeading__68_705532702" office:target-frame-name="_top" xlink:show="replace" text:style-name="Internet_20_link" text:visited-style-name="Visited_20_Internet_20_Link"><text:span text:style-name="Index_20_Link"><text:tab/>14</text:span></text:a></text:p>
        <text:p text:style-name="P40"><text:a xlink:type="simple" xlink:href="#__RefHeading__70_705532702" office:target-frame-name="_top" xlink:show="replace" text:style-name="Internet_20_link" text:visited-style-name="Visited_20_Internet_20_Link"><text:span text:style-name="Index_20_Link">1.2.1 Objetivo Geral</text:span></text:a><text:a xlink:type="simple" xlink:href="#__RefHeading__70_705532702" office:target-frame-name="_top" xlink:show="replace" text:style-name="Internet_20_link" text:visited-style-name="Visited_20_Internet_20_Link"><text:span text:style-name="Index_20_Link"><text:tab/>14</text:span></text:a></text:p>
        <text:p text:style-name="P40"><text:a xlink:type="simple" xlink:href="#__RefHeading__72_705532702" office:target-frame-name="_top" xlink:show="replace" text:style-name="Internet_20_link" text:visited-style-name="Visited_20_Internet_20_Link"><text:span text:style-name="Index_20_Link">1.2.2 Objetivos Específicos</text:span></text:a><text:a xlink:type="simple" xlink:href="#__RefHeading__72_705532702" office:target-frame-name="_top" xlink:show="replace" text:style-name="Internet_20_link" text:visited-style-name="Visited_20_Internet_20_Link"><text:span text:style-name="Index_20_Link"><text:tab/>15</text:span></text:a></text:p>
        <text:p text:style-name="P39"><text:a xlink:type="simple" xlink:href="#__RefHeading__74_705532702" office:target-frame-name="_top" xlink:show="replace" text:style-name="Internet_20_link" text:visited-style-name="Visited_20_Internet_20_Link"><text:span text:style-name="Index_20_Link">1.3 JUSTIFICATIVA</text:span></text:a><text:a xlink:type="simple" xlink:href="#__RefHeading__74_705532702" office:target-frame-name="_top" xlink:show="replace" text:style-name="Internet_20_link" text:visited-style-name="Visited_20_Internet_20_Link"><text:span text:style-name="Index_20_Link"><text:tab/>15</text:span></text:a></text:p>
        <text:p text:style-name="P39"><text:a xlink:type="simple" xlink:href="#__RefHeading__76_705532702" office:target-frame-name="_top" xlink:show="replace" text:style-name="Internet_20_link" text:visited-style-name="Visited_20_Internet_20_Link"><text:span text:style-name="Index_20_Link">1.4 ESTRUTURA DO TRABALHO</text:span></text:a><text:a xlink:type="simple" xlink:href="#__RefHeading__76_705532702" office:target-frame-name="_top" xlink:show="replace" text:style-name="Internet_20_link" text:visited-style-name="Visited_20_Internet_20_Link"><text:span text:style-name="Index_20_Link"><text:tab/>15</text:span></text:a></text:p>
        <text:p text:style-name="P33"><text:a xlink:type="simple" xlink:href="#__RefHeading__78_705532702" office:target-frame-name="_top" xlink:show="replace" text:style-name="Internet_20_link" text:visited-style-name="Visited_20_Internet_20_Link"><text:span text:style-name="Index_20_Link">2 REFERENCIAL TEÓRICO</text:span></text:a><text:a xlink:type="simple" xlink:href="#__RefHeading__78_705532702" office:target-frame-name="_top" xlink:show="replace" text:style-name="Internet_20_link" text:visited-style-name="Visited_20_Internet_20_Link"><text:span text:style-name="Index_20_Link"><text:tab/>17</text:span></text:a></text:p>
        <text:p text:style-name="P39"><text:a xlink:type="simple" xlink:href="#__RefHeading__80_705532702" office:target-frame-name="_top" xlink:show="replace" text:style-name="Internet_20_link" text:visited-style-name="Visited_20_Internet_20_Link"><text:span text:style-name="Index_20_Link">2.1 OBSERVAÇÕES SOBRE A FORMATAÇÃO DO TEXTO</text:span></text:a><text:a xlink:type="simple" xlink:href="#__RefHeading__80_705532702" office:target-frame-name="_top" xlink:show="replace" text:style-name="Internet_20_link" text:visited-style-name="Visited_20_Internet_20_Link"><text:span text:style-name="Index_20_Link"><text:tab/>18</text:span></text:a></text:p>
        <text:p text:style-name="P33"><text:a xlink:type="simple" xlink:href="#__RefHeading__82_705532702" office:target-frame-name="_top" xlink:show="replace" text:style-name="Internet_20_link" text:visited-style-name="Visited_20_Internet_20_Link"><text:span text:style-name="Index_20_Link">3 MATERIAIS E MÉTODO</text:span></text:a><text:a xlink:type="simple" xlink:href="#__RefHeading__82_705532702" office:target-frame-name="_top" xlink:show="replace" text:style-name="Internet_20_link" text:visited-style-name="Visited_20_Internet_20_Link"><text:span text:style-name="Index_20_Link"><text:tab/>23</text:span></text:a></text:p>
        <text:p text:style-name="P39"><text:a xlink:type="simple" xlink:href="#__RefHeading__84_705532702" office:target-frame-name="_top" xlink:show="replace" text:style-name="Internet_20_link" text:visited-style-name="Visited_20_Internet_20_Link"><text:span text:style-name="Index_20_Link">3.1 MATERIAIS</text:span></text:a><text:a xlink:type="simple" xlink:href="#__RefHeading__84_705532702" office:target-frame-name="_top" xlink:show="replace" text:style-name="Internet_20_link" text:visited-style-name="Visited_20_Internet_20_Link"><text:span text:style-name="Index_20_Link"><text:tab/>23</text:span></text:a></text:p>
        <text:p text:style-name="P39"><text:a xlink:type="simple" xlink:href="#__RefHeading__86_705532702" office:target-frame-name="_top" xlink:show="replace" text:style-name="Internet_20_link" text:visited-style-name="Visited_20_Internet_20_Link"><text:span text:style-name="Index_20_Link">3.2 MÉTODO</text:span></text:a><text:a xlink:type="simple" xlink:href="#__RefHeading__86_705532702" office:target-frame-name="_top" xlink:show="replace" text:style-name="Internet_20_link" text:visited-style-name="Visited_20_Internet_20_Link"><text:span text:style-name="Index_20_Link"><text:tab/>23</text:span></text:a></text:p>
        <text:p text:style-name="P33"><text:a xlink:type="simple" xlink:href="#__RefHeading__88_705532702" office:target-frame-name="_top" xlink:show="replace" text:style-name="Internet_20_link" text:visited-style-name="Visited_20_Internet_20_Link"><text:span text:style-name="Index_20_Link">4 RESULTADOS E DISCUSSÕES</text:span></text:a><text:a xlink:type="simple" xlink:href="#__RefHeading__88_705532702" office:target-frame-name="_top" xlink:show="replace" text:style-name="Internet_20_link" text:visited-style-name="Visited_20_Internet_20_Link"><text:span text:style-name="Index_20_Link"><text:tab/>26</text:span></text:a></text:p>
        <text:p text:style-name="P39"><text:a xlink:type="simple" xlink:href="#__RefHeading__90_705532702" office:target-frame-name="_top" xlink:show="replace" text:style-name="Internet_20_link" text:visited-style-name="Visited_20_Internet_20_Link"><text:span text:style-name="Index_20_Link">4.1 DESCRIÇÃO DO SISTEMA</text:span></text:a><text:a xlink:type="simple" xlink:href="#__RefHeading__90_705532702" office:target-frame-name="_top" xlink:show="replace" text:style-name="Internet_20_link" text:visited-style-name="Visited_20_Internet_20_Link"><text:span text:style-name="Index_20_Link"><text:tab/>26</text:span></text:a></text:p>
        <text:p text:style-name="P39"><text:a xlink:type="simple" xlink:href="#__RefHeading__92_705532702" office:target-frame-name="_top" xlink:show="replace" text:style-name="Internet_20_link" text:visited-style-name="Visited_20_Internet_20_Link"><text:span text:style-name="Index_20_Link">4.2 MODELAGEM DO SISTEMA</text:span></text:a><text:a xlink:type="simple" xlink:href="#__RefHeading__92_705532702" office:target-frame-name="_top" xlink:show="replace" text:style-name="Internet_20_link" text:visited-style-name="Visited_20_Internet_20_Link"><text:span text:style-name="Index_20_Link"><text:tab/>26</text:span></text:a></text:p>
        <text:p text:style-name="P39"><text:a xlink:type="simple" xlink:href="#__RefHeading__94_705532702" office:target-frame-name="_top" xlink:show="replace" text:style-name="Internet_20_link" text:visited-style-name="Visited_20_Internet_20_Link"><text:span text:style-name="Index_20_Link">4.3 IMPLEMENTAÇÃO DO SISTEMA</text:span></text:a><text:a xlink:type="simple" xlink:href="#__RefHeading__94_705532702" office:target-frame-name="_top" xlink:show="replace" text:style-name="Internet_20_link" text:visited-style-name="Visited_20_Internet_20_Link"><text:span text:style-name="Index_20_Link"><text:tab/>27</text:span></text:a></text:p>
        <text:p text:style-name="P39"><text:a xlink:type="simple" xlink:href="#__RefHeading__96_705532702" office:target-frame-name="_top" xlink:show="replace" text:style-name="Internet_20_link" text:visited-style-name="Visited_20_Internet_20_Link"><text:span text:style-name="Index_20_Link">4.4 DADOS OBTIDOS E DISCUSSÕES</text:span></text:a><text:a xlink:type="simple" xlink:href="#__RefHeading__96_705532702" office:target-frame-name="_top" xlink:show="replace" text:style-name="Internet_20_link" text:visited-style-name="Visited_20_Internet_20_Link"><text:span text:style-name="Index_20_Link"><text:tab/>28</text:span></text:a></text:p>
        <text:p text:style-name="P33"><text:a xlink:type="simple" xlink:href="#__RefHeading__98_705532702" office:target-frame-name="_top" xlink:show="replace" text:style-name="Internet_20_link" text:visited-style-name="Visited_20_Internet_20_Link"><text:span text:style-name="Index_20_Link">5 CONCLUSÃO</text:span></text:a><text:a xlink:type="simple" xlink:href="#__RefHeading__98_705532702" office:target-frame-name="_top" xlink:show="replace" text:style-name="Internet_20_link" text:visited-style-name="Visited_20_Internet_20_Link"><text:span text:style-name="Index_20_Link"><text:tab/>29</text:span></text:a></text:p>
        <text:p text:style-name="P33"><text:a xlink:type="simple" xlink:href="#__RefHeading__100_705532702" office:target-frame-name="_top" xlink:show="replace" text:style-name="Internet_20_link" text:visited-style-name="Visited_20_Internet_20_Link"><text:span text:style-name="Index_20_Link">REFERÊNCIAS</text:span></text:a><text:a xlink:type="simple" xlink:href="#__RefHeading__100_705532702" office:target-frame-name="_top" xlink:show="replace" text:style-name="Internet_20_link" text:visited-style-name="Visited_20_Internet_20_Link"><text:span text:style-name="Index_20_Link"><text:tab/>30</text:span></text:a></text:p>
        <text:p text:style-name="P33"><text:a xlink:type="simple" xlink:href="#__RefHeading__102_705532702" office:target-frame-name="_top" xlink:show="replace" text:style-name="Internet_20_link" text:visited-style-name="Visited_20_Internet_20_Link"><text:span text:style-name="Index_20_Link">APÊNDICES</text:span></text:a><text:a xlink:type="simple" xlink:href="#__RefHeading__102_705532702" office:target-frame-name="_top" xlink:show="replace" text:style-name="Internet_20_link" text:visited-style-name="Visited_20_Internet_20_Link"><text:span text:style-name="Index_20_Link"><text:tab/>33</text:span></text:a></text:p>
        <text:p text:style-name="P33"><text:a xlink:type="simple" xlink:href="#__RefHeading__104_705532702" office:target-frame-name="_top" xlink:show="replace" text:style-name="Internet_20_link" text:visited-style-name="Visited_20_Internet_20_Link"><text:span text:style-name="Index_20_Link">ANEXOS</text:span></text:a><text:a xlink:type="simple" xlink:href="#__RefHeading__104_705532702" office:target-frame-name="_top" xlink:show="replace" text:style-name="Internet_20_link" text:visited-style-name="Visited_20_Internet_20_Link"><text:span text:style-name="Index_20_Link"><text:tab/>34</text:span></text:a></text:p>
      </text:section>
      <text:section text:style-name="Sect1" text:name="Sect10">
        <text:p text:style-name="Standard"/>
      </text:section>
      <text:section text:style-name="Sect1" text:name="Sect11">
        <text:p text:style-name="Standard"/>
      </text:section>
      <text:section text:style-name="Sect1" text:name="Sect12">
        <text:p text:style-name="Standard"/>
      </text:section>
      <text:h text:style-name="P99" text:outline-level="3" text:restart-numbering="true" text:start-value="1"><text:bookmark-start text:name="__RefHeading__43_2085620237"/>1 INTRODUÇÃO<text:bookmark-end text:name="__RefHeading__43_2085620237"/></text:h>
      <text:p text:style-name="P42"/>
      <text:p text:style-name="P42"/>
      <text:p text:style-name="P45">Este capítulo apresenta as considerações iniciais com uma visão geral do trabalho, os objetivos, a justificativa e a organização do texto.</text:p>
      <text:p text:style-name="P15"/>
      <text:p text:style-name="P15"/>
      <text:list xml:id="list5708755217297230687" text:style-name="WW8Num1">
        <text:list-item>
          <text:list>
            <text:list-item>
              <text:p text:style-name="P95"><text:bookmark-start text:name="__RefHeading__45_2085620237"/>1.1 CONSIDERAÇÕES INICIAIS<text:bookmark-end text:name="__RefHeading__45_2085620237"/></text:p>
            </text:list-item>
          </text:list>
        </text:list-item>
      </text:list>
      <text:p text:style-name="P14"/>
      <text:p text:style-name="P14"/>
      <text:p text:style-name="P48">Hoje em dia, surgem muitos grupos pela internet, podendo ser grupos grandes ou pequenos e tendo ou não algum tipo de objetivo.<office:annotation><dc:creator>valdecirb </dc:creator><dc:date>2015-10-02T19:28:25</dc:date><text:p text:style-name="P102"><text:span text:style-name="T47">TODO O TEXTO DEVE ESTAR JUSTIFICADO</text:span></text:p></office:annotation><office:annotation><dc:creator>William Tuméo</dc:creator><dc:date>2015-12-08T23:27:26.310000000</dc:date><loext:sender-initials>WT</loext:sender-initials><text:list text:style-name=""><text:list-item><text:p text:style-name="P101"><text:span text:style-name="T45">Responder a valdecirb <text:s/>(02/10/2015, 19:28): "..."</text:span></text:p></text:list-item><text:list-item><text:p><text:span text:style-name="T46">Arrumado</text:span></text:p></text:list-item></text:list></office:annotation></text:p>
      <text:p text:style-name="P48">Muitos desses grupos tem um certo objetivo, como grupos de estudos, ou grupos de jogos. Como o sistema é focado nesses grupos com esse tipo de objetivo, o maior exemplo para representar o sistema são os grupos <text:span text:style-name="T23">de</text:span> escoteiros.</text:p>
      <text:p text:style-name="P49">O sistema terá algumas características que tem em grupos de escoteiros, como medalhas e patentes, entre outras características.</text:p>
      <text:p text:style-name="P51">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p>
      <text:p text:style-name="P50">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p>
      <text:p text:style-name="P50"/>
      <text:p text:style-name="P50"/>
      <text:p text:style-name="P50"/>
      <text:p text:style-name="P50"/>
      <text:p text:style-name="P50"/>
      <text:p text:style-name="P50"/>
      <text:p text:style-name="P15"><text:soft-page-break/></text:p>
      <text:list xml:id="list12360028464310" text:continue-list="list5708755217297230687" text:style-name="WW8Num1">
        <text:list-item>
          <text:list>
            <text:list-item>
              <text:p text:style-name="P95"><text:bookmark-start text:name="__RefHeading__47_2085620237"/>1.2 OBJETIVOS<text:bookmark-end text:name="__RefHeading__47_2085620237"/></text:p>
            </text:list-item>
          </text:list>
        </text:list-item>
      </text:list>
      <text:p text:style-name="P36"/>
      <text:p text:style-name="P38"><text:tab/>O objetivo geral <text:span text:style-name="T24">apresenta o resultado principal da realização deste trabalho e os objetivos específicos complementam este objetivo geral.</text:span></text:p>
      <text:p text:style-name="P37"/>
      <text:h text:style-name="P100" text:outline-level="3"><text:bookmark-start text:name="__RefHeading__49_2085620237"/>1.2.1 Objetivo Geral<text:bookmark-end text:name="__RefHeading__49_2085620237"/></text:h>
      <text:h text:style-name="Heading_20_3" text:outline-level="3"/>
      <text:p text:style-name="P17"/>
      <text:p text:style-name="P46">Implementar um framework para gerar páginas HTML com o objetivo de gerenciar grupos.</text:p>
      <text:p text:style-name="P63"/>
      <text:p text:style-name="P63"/>
      <text:h text:style-name="P100" text:outline-level="3"><text:bookmark-start text:name="__RefHeading__51_2085620237"/>1.2.2 Objetivos Específicos<text:bookmark-end text:name="__RefHeading__51_2085620237"/></text:h>
      <text:p text:style-name="P65"/>
      <text:p text:style-name="P66"/>
      <text:list xml:id="list2120570702983747698" text:style-name="L10">
        <text:list-item>
          <text:p text:style-name="P91"><text:span text:style-name="T37">Proporcionar</text:span> o gerenciamento de grupos do tipo “escoteiro” de forma que não seja necessário utilizar um servidor pago.</text:p>
        </text:list-item>
        <text:list-item>
          <text:p text:style-name="P91"><text:span text:style-name="T28">Implementar</text:span> <office:annotation><dc:creator>valdecirb </dc:creator><dc:date>2015-10-02T19:37:29</dc:date><text:p text:style-name="P102"><text:span text:style-name="T47">USAR VERBOS DIFERENTES PARA CADA OBJETIVO. </text:span></text:p><text:p text:style-name="P102"><text:span text:style-name="T47">Use, Elaborar, explicar, utilizar, desenvolver, focalizar, verificar, levantar, etc...</text:span></text:p><text:p text:style-name="P102"><text:span text:style-name="T47"/></text:p></office:annotation><office:annotation><dc:creator>William Tuméo</dc:creator><dc:date>2015-12-08T23:38:48.515000000</dc:date><loext:sender-initials>WT</loext:sender-initials><text:list text:style-name=""><text:list-item><text:p text:style-name="P101"><text:span text:style-name="T45">Responder a valdecirb <text:s/>(02/10/2015, 19:37): "..."</text:span></text:p></text:list-item><text:list-item><text:p><text:span text:style-name="T46">Alterado</text:span></text:p></text:list-item></text:list></office:annotation>a personalização dos grupos usando o método de templates.</text:p>
        </text:list-item>
        <text:list-item>
          <text:p text:style-name="P91">Facilitar as configurações para que possa subir os arquivos em uma página do Facebook.</text:p>
        </text:list-item>
      </text:list>
      <text:p text:style-name="Text_20_body"/>
      <text:p text:style-name="P63"/>
      <text:list xml:id="list12359120727771" text:continue-list="list12360028464310" text:style-name="WW8Num1">
        <text:list-item>
          <text:list>
            <text:list-item>
              <text:p text:style-name="P95"><text:bookmark-start text:name="__RefHeading__53_2085620237"/>1.3 JUSTIFICATIVA<text:bookmark-end text:name="__RefHeading__53_2085620237"/></text:p>
            </text:list-item>
          </text:list>
        </text:list-item>
      </text:list>
      <text:p text:style-name="P15"/>
      <text:p text:style-name="P15"/>
      <text:p text:style-name="Text_20_body">A ideia do sistema se deu pela necessidade própria de gerenciar um grupo de amigos que realiza eventos e que possui essa distribuição de medalhas de acordo com realizações dentro do grupo, como um grupo de escoteiros mesmo.</text:p>
      <text:p text:style-name="Text_20_body">A ideia de se fazer o sistema de forma local foi pelo motivo de que o sistema teria que ser implementado principalmente em uma página do Facebook, que só suporta páginas estáticas usando somente HTML, CSS e Java<text:span text:style-name="T38">S</text:span>cript.</text:p>
      <text:p text:style-name="Text_20_body"><text:soft-page-break/>O sistema atual já poderia ser implementado, mas só poderia ser usado por pessoas que já entendem de programação, então a justificativa desse sistema <text:s/>é deixá-lo o mais simples de usar possível.</text:p>
      <text:p text:style-name="P15"/>
      <text:list xml:id="list12358327979702" text:continue-numbering="true" text:style-name="WW8Num1">
        <text:list-item>
          <text:list>
            <text:list-item>
              <text:p text:style-name="P95"><text:bookmark-start text:name="__RefHeading__55_2085620237"/>1.4 ESTRUTURA DO TRABALHO<text:bookmark-end text:name="__RefHeading__55_2085620237"/></text:p>
            </text:list-item>
          </text:list>
        </text:list-item>
      </text:list>
      <text:p text:style-name="P15"/>
      <text:p text:style-name="P42"/>
      <text:p text:style-name="Text_20_body">A estrutura do trabalho contém uma relação dos capítulos e uma descrição sucinta do que cada um deles contém. Esta seção fornece uma visão geral do trabalho no sentido da sua estrutura em capítulos.</text:p>
      <text:p text:style-name="P42"/>
      <text:h text:style-name="P98" text:outline-level="3"><text:bookmark-start text:name="__RefHeading__57_2085620237"/>2 REFERENCIAL TEÓRICO<text:bookmark-end text:name="__RefHeading__57_2085620237"/></text:h>
      <text:p text:style-name="P15"/>
      <text:p text:style-name="P47"><office:annotation><dc:creator>valdecirb </dc:creator><dc:date>2015-10-02T19:52:13</dc:date><text:p><text:span text:style-name="T47">Nesta seção, <text:s/>você deve demonstrar que conhece bem a área ou ou assunto. Para tanto, deve relatar o que outros autores já escreveram ou fizeram de semelhante. </text:span><text:span text:style-name="T47"><text:tab/></text:span><text:span text:style-name="T47">Procure deixar claro os conceitos necessários para a compreensão do trabalho. (coloque citações).</text:span></text:p></office:annotation></text:p>
      <text:list xml:id="list12359605865739" text:continue-numbering="true" text:style-name="WW8Num1">
        <text:list-item>
          <text:list>
            <text:list-item>
              <text:p text:style-name="P96">2.1 <text:span text:style-name="T25">PROCESSADORES DE HTML</text:span></text:p>
            </text:list-item>
          </text:list>
        </text:list-item>
      </text:list>
      <text:p text:style-name="P18"/>
      <text:p text:style-name="P43"/>
      <text:p text:style-name="Text_20_body">São programas específicos para gerar páginas web a partir de templates de forma local e funcionam como Frameworks. Dentre esses programas, o mais usado é o Jekyll, que deu a origem da ideia para o sistema em questão, justamente por ser muito personalizável e oferecer um sistema de base de dados local muito bem organizado.</text:p>
      <text:p text:style-name="P93">Um framework naturalmente facilita a organização do código. A maioria das decisões sobre padrões já foi tomada pelos desenvolvedores do framework. Você está utilizando o conhecimento de outras pessoas para agilizar o seu processo de desenvolvimento. <text:span text:style-name="T40">(BOTELHO,</text:span> <text:span text:style-name="T39">Bernardo) </text:span></text:p>
      <text:p text:style-name="Text_20_body">A ideia é que você crie páginas e até mesmo um blog de forma estática, usando HTML, junto com algumas ferramentas que irão ajudá-lo a converter seus dados e templates em arquivos estáticos, pronto para ser publicado. Ele é baseado em vários formatos como Markdown para formatação de textos e posts e um padrão de template chamado Liquid com um pouco de YAML para exibir e guardar os dados das variáveis.</text:p>
      <text:p text:style-name="Text_20_body">O conteúdo do seu site fica guardado nos arquivos de cada página. Você não precisa levantar um servidor de MySQL. Todas as informações do site estarão nos arquivos que você criar para cada página.</text:p>
      <text:p text:style-name="Text_20_body"><text:soft-page-break/>O formato YAML é conhecido pela facilidade de leitura. Ele foi criado para ser fácil da gente entender e também escrever. Ou seja, ele é um formato simples para escrevermos manualmente, mas também para manipularmos via programação.</text:p>
      <text:p text:style-name="Text_20_body">O formato YAML pode ser implementado nas seguintes linguagens:</text:p>
      <text:list xml:id="list1236354052642688104" text:style-name="L11">
        <text:list-item>
          <text:p text:style-name="P90">JavaScript</text:p>
        </text:list-item>
        <text:list-item>
          <text:p text:style-name="P90">Objective-C</text:p>
        </text:list-item>
        <text:list-item>
          <text:p text:style-name="P90">Perl</text:p>
        </text:list-item>
        <text:list-item>
          <text:p text:style-name="P90">PHP</text:p>
        </text:list-item>
        <text:list-item>
          <text:p text:style-name="P90">Python</text:p>
        </text:list-item>
        <text:list-item>
          <text:p text:style-name="P90">Ruby</text:p>
        </text:list-item>
        <text:list-item>
          <text:p text:style-name="P90">Java</text:p>
        </text:list-item>
        <text:list-item>
          <text:p text:style-name="P90">Haskell</text:p>
        </text:list-item>
        <text:list-item>
          <text:p text:style-name="P90">XML</text:p>
        </text:list-item>
        <text:list-item>
          <text:p text:style-name="P90">SYMFONY</text:p>
        </text:list-item>
      </text:list>
      <text:p text:style-name="P44"><text:span text:style-name="Fonte_20_parág._20_padrão"/></text:p>
      <text:p text:style-name="Text_20_body">O formato Liquid é um formato de template muito simples. A sua sintaxe é muito parecida com outros tipos de padrões de templates. Você cria a sua página HTML usando variáveis que depois serão substituídas por textos obtidos de alguma base de dados.</text:p>
      <text:p text:style-name="Text_20_body">O Jekyll foi criado em parceria com o GitHub, para ser usado com a ferramenta GitHub Pages, que serve para hospedar um site usando os próprios repositórios do GitHub. A ideia surgiu pois o GitHub Pages não tem suporte a banco de dados, somente HTML, CSS e JavaScript.</text:p>
      <text:p text:style-name="Text_20_body"/>
      <text:p text:style-name="P89"><text:span text:style-name="Fonte_20_parág._20_padrão"/></text:p>
      <text:list xml:id="list12359663642841" text:continue-list="list12359605865739" text:style-name="WW8Num1">
        <text:list-item>
          <text:list>
            <text:list-item>
              <text:p text:style-name="P97"><text:span text:style-name="T29">2.</text:span><text:span text:style-name="T31">2</text:span><text:span text:style-name="T29"> </text:span><text:span text:style-name="T32">LINGUAGEM PYTHON</text:span></text:p>
            </text:list-item>
          </text:list>
        </text:list-item>
      </text:list>
      <text:p text:style-name="P24"/>
      <text:p text:style-name="P88"><text:span text:style-name="Fonte_20_parág._20_padrão"><text:span text:style-name="T30"/></text:span></text:p>
      <text:p text:style-name="Text_20_body">Python é uma linguagem de programação orientada a objetos criada por Guido Van Rossum durante o projeto “Amoeba”.</text:p>
      <text:p text:style-name="P94"><text:span text:style-name="T43">“Percebi que o desenvolvimento de utilitários para administração de sistema em C (do Amoeba) estava tomando muito tempo. Além disso, fazê-los em shell Bourne não funcionaria por diversas razões. O motivo mais importante foi que, sendo um </text:span><text:soft-page-break/><text:span text:style-name="T43">sistema distribuído de microkernel com um design novo e radical, as operações primitivas do Amoeba eram diferiam muito (além de serem mais refinadas) das operações primitivas disponíveis no shell Bourne. Portanto, havia necessidade de uma linguagem que ”preencheria o vazio entre C e o shell”</text:span>. Por um tempo longo, esse foi o principal objetivo do Python” <text:span text:style-name="T41">(VAN ROSSUM, Guido)</text:span></text:p>
      <text:p text:style-name="Text_20_body">A linguagem Python é muito simples e versátil de se utilizar, mas também é muito poderosa. Devido a sua simplicidade, o processamento de arquivos de texto é muito mais fácil de se programar.</text:p>
      <text:p text:style-name="P15"/>
      <text:p text:style-name="P15"/>
      <text:list xml:id="list12358927507845" text:continue-numbering="true" text:style-name="WW8Num1">
        <text:list-item>
          <text:list>
            <text:list-item>
              <text:p text:style-name="P95"><text:bookmark-start text:name="__RefHeading__59_2085620237"/>2.1 OBSERVAÇÕES SOBRE A FORMATAÇÃO DO TEXTO<text:bookmark-end text:name="__RefHeading__59_2085620237"/></text:p>
            </text:list-item>
          </text:list>
        </text:list-item>
      </text:list>
      <text:p text:style-name="P14"/>
      <text:p text:style-name="P42"/>
      <text:p text:style-name="P42">O texto em si é dividido em títulos e subtítulos, se necessário.</text:p>
      <text:p text:style-name="P42">O espaçamento entre linhas é de 1,5 e entre parágrafos é simples. Os títulos das seções primárias e das demais subseções devem ser separados do texto que os precede ou que os sucede por dois espaços 1,5. As seções primárias devem iniciar em páginas distintas.</text:p>
      <text:p text:style-name="P42">Os títulos são escritos com todas as letras maiúsculas e subtítulos com as iniciais em maiúsculas.</text:p>
      <text:p text:style-name="P42">Devem ser evitados excessivos desdobramentos de subtítulos, a ABNT considera 5, o limite.</text:p>
      <text:p text:style-name="P42">Também devem ser evitados títulos sucessivos sem texto entre os mesmos.</text:p>
      <text:p text:style-name="P54">Com relação a paginação, todas as folhas do trabalho, a partir da folha de rosto, devem ser contadas sequencialmente, mas não numeradas. A numeração deve ser colocada a partir da primeira folha da parte textual (introdução), em algarismos arábicos, no canto superior direito da folha. Havendo anexo(s) e apêndice(s), as suas folhas devem ser numeradas e paginadas de maneira contínua.</text:p>
      <text:p text:style-name="P52"><text:span text:style-name="Fonte_20_parág._20_padrão"><text:span text:style-name="T15">Citação direta: </text:span></text:span><text:span text:style-name="Fonte_20_parág._20_padrão"><text:span text:style-name="T16">É quando o texto utilizado é transcrito com as próprias palavras do autor. Quando curtas (até três linhas) a transcrição literal virá entre “aspas” e </text:span></text:span><text:span text:style-name="Fonte_20_parág._20_padrão"><text:span text:style-name="T4">a referência pode ser incluída no texto junto à sentença ou frase, ou ainda ser colocada entre parênteses. Quando inclusa no texto, deve-se usar letras </text:span></text:span><text:soft-page-break/><text:span text:style-name="Fonte_20_parág._20_padrão"><text:span text:style-name="T4">maiúsculas e minúsculas, com indicação da data e demais informações entre parênteses.</text:span></text:span></text:p>
      <text:p text:style-name="P54">Exemplo de citação direta curta com autor incluso no texto: Segundo Vieira (1998, p.5) o valor da informação está “diretamente ligado à maneira como ela ajuda os tomadores de decisões a atingirem as metas da organização”. Exemplo de citação direta curta com autor não incluso no texto: O autor lembra, contudo, a análise precursora de Leonard-Barton (1998) sobre alguns aspectos limitantes das competências, ou aptidões, essenciais, que as transformam em “limitações estratégicas” (LEONARD-BARTON, 1998, p. 48).</text:p>
      <text:p text:style-name="P52"><text:span text:style-name="Fonte_20_parág._20_padrão"><text:span text:style-name="T16">As </text:span></text:span><text:span text:style-name="Fonte_20_parág._20_padrão"><text:span text:style-name="T17">transcrições</text:span></text:span><text:span text:style-name="Fonte_20_parág._20_padrão"><text:span text:style-name="T15"> </text:span></text:span><text:span text:style-name="Fonte_20_parág._20_padrão"><text:span text:style-name="T16">de mais de três linhas (citações diretas longas) aparecem recuadas em 4 cm, a partir da margem esquerda, em espaço simples, tamanho 10, e a indicação da fonte é apresentada entre parênteses.</text:span></text:span></text:p>
      <text:p text:style-name="P71"><text:span text:style-name="Fonte_20_parág._20_padrão"><text:span text:style-name="T18">Na nova sociedade, chamada de capitalista: O recurso econômico básico – ‘os meios de produção’, para usar uma expressão dos economistas – não é mais o capital, nem os recursos naturais (a ‘terra’ dos economistas), nem a ‘mão-de-obra’. Ele será o conhecimento</text:span></text:span><text:span text:style-name="Fonte_20_parág._20_padrão"><text:span text:style-name="T19">. </text:span></text:span><text:span text:style-name="Fonte_20_parág._20_padrão"><text:span text:style-name="T18">As atividades centrais de criação de riqueza não serão nem a alocação de capital para usos produtivos, nem a ‘mão-de-obra’ – os dois pólos da teoria econômica dos séculos dezenove e vinte, quer ela seja clássica, marxista, keynesiana ou neoclássica. Hoje o valor é criado pela ‘produtividade’ e pela ‘inovação’, que são aplicações do conhecimento ao trabalho. Os principais grupos sociais da sociedade do conhecimento serão os ‘trabalhadores do conhecimento’ – executivos que sabem como alocar conhecimento para usos produtivos. (DRUCKER, 1997, p.26)</text:span></text:span></text:p>
      <text:p text:style-name="P68"/>
      <text:p text:style-name="P52"><text:span text:style-name="Fonte_20_parág._20_padrão"><text:span text:style-name="T15">Citação indireta: </text:span></text:span><text:span text:style-name="Fonte_20_parág._20_padrão"><text:span text:style-name="T16">É a reprodução de ideias do autor. É uma citação livre, usando as palavras de quem está escrevendo para dizer o mesmo que o autor disse no texto. Contudo, a ideia expressa continua sendo de autoria do autor consultado, por isso é necessário citar a fonte: dar crédito ao autor da ideia. Exemplo de citação indireta: O valor da informação está relacionado com o poder de ajuda aos tomadores de decisões a atingirem os objetivos da empresa (VIEIRA, 1998). Outra forma de citação indireta: Rezende e Abreu (2001, p. 90) destacam ser fundamental a gestão de dados nas organizações, pois isso garantirá o funcionamento normal dos sistemas de informação, uma vez que, sem a capacidade de seu processamento, haveria problemas para a empresa executar suas atividades efetivamente.</text:span></text:span></text:p>
      <text:p text:style-name="P54"><text:soft-page-break/>Citações de obras que contenham até 3 autores, devem apresentar os sobrenomes destes separados por ponto e vírgula, como no exemplo: (PROBST; RAUB; ROMHARDT, 2002, p. 23). E para obras que contenham mais de 3 autores indica-se citar apenas o nome do primeiro autor, seguido da expressão abreviada et al., como no exemplo: (REUANUX et al., 2001, p. 203).</text:p>
      <text:p text:style-name="P52"><text:span text:style-name="Fonte_20_parág._20_padrão"><text:span text:style-name="T16">As </text:span></text:span><text:span text:style-name="Fonte_20_parág._20_padrão"><text:span text:style-name="T15">ilustrações</text:span></text:span><text:span text:style-name="Fonte_20_parág._20_padrão"><text:span text:style-name="T16">, os </text:span></text:span><text:span text:style-name="Fonte_20_parág._20_padrão"><text:span text:style-name="T15">quadros </text:span></text:span><text:span text:style-name="Fonte_20_parág._20_padrão"><text:span text:style-name="T16">e as </text:span></text:span><text:span text:style-name="Fonte_20_parág._20_padrão"><text:span text:style-name="T15">tabelas </text:span></text:span><text:span text:style-name="Fonte_20_parág._20_padrão"><text:span text:style-name="T16">devem aparecer no texto, segundo a NBR14724:2001, de forma padronizada.</text:span></text:span></text:p>
      <text:p text:style-name="P52"><text:span text:style-name="Fonte_20_parág._20_padrão"><text:span text:style-name="T15">Ilustrações </text:span></text:span><text:span text:style-name="Fonte_20_parág._20_padrão"><text:span text:style-name="T16">são gráficos, figuras, diagramas, desenhos, fotografias, mapas, etc. que complementam visualmente o texto.</text:span></text:span></text:p>
      <text:p text:style-name="P52"><text:span text:style-name="Fonte_20_parág._20_padrão"><text:span text:style-name="T15">Tabelas </text:span></text:span><text:span text:style-name="Fonte_20_parág._20_padrão"><text:span text:style-name="T16">apresentam informações tratadas estatisticamente.</text:span></text:span></text:p>
      <text:p text:style-name="P52"><text:span text:style-name="Fonte_20_parág._20_padrão"><text:span text:style-name="T15">Quadros </text:span></text:span><text:span text:style-name="Fonte_20_parág._20_padrão"><text:span text:style-name="T16">contêm informações textuais agrupadas em colunas.</text:span></text:span></text:p>
      <text:p text:style-name="P52"><text:span text:style-name="Fonte_20_parág._20_padrão"><text:span text:style-name="T16">As tabelas e quadros têm numeração independente e consecutiva. No caso de tabela, o título é colocado na parte superior precedido da palavra “</text:span></text:span><text:span text:style-name="Fonte_20_parág._20_padrão"><text:span text:style-name="T15">Tabela</text:span></text:span><text:span text:style-name="Fonte_20_parág._20_padrão"><text:span text:style-name="T16">”, e no caso de quadros, o título é colocado na parte inferior precedido da palavra “</text:span></text:span><text:span text:style-name="Fonte_20_parág._20_padrão"><text:span text:style-name="T15">Quadro</text:span></text:span><text:span text:style-name="Fonte_20_parág._20_padrão"><text:span text:style-name="T16">” e de seu número de ordem.</text:span></text:span></text:p>
      <text:p text:style-name="P52"><text:span text:style-name="Fonte_20_parág._20_padrão"><text:span text:style-name="T16">As figuras são numeradas sequencialmente e tem um título. Aparecem acompanhadas da palavra “</text:span></text:span><text:span text:style-name="Fonte_20_parág._20_padrão"><text:span text:style-name="T14">F</text:span></text:span><text:span text:style-name="Fonte_20_parág._20_padrão"><text:span text:style-name="T15">igura</text:span></text:span><text:span text:style-name="Fonte_20_parág._20_padrão"><text:span text:style-name="T16">” na parte inferior, seguida de seu número de ordem de ocorrência no texto em algarismos arábicos. Devem obrigatoriamente ser referenciadas direta ou indiretamente no texto. A referência deve estar o mais próximo possível da Figura. Evitar ao máximo a colocação de figuras sequencialmente sem texto entre as mesmas.</text:span></text:span></text:p>
      <text:p text:style-name="P54">A fonte, ou seja, a indicação do autor da ilustração/tabela/quadro ou da publicação de onde ela foi retirada, caso não tenha sido elaborada pelo autor da monografia, deve aparecer na parte inferior. Exemplo:</text:p>
      <text:p text:style-name="P54">Fonte: Sullivan (1991). <text:tab/><text:tab/><text:tab/>- quando utilizado o item original</text:p>
      <text:p text:style-name="P54">Fonte: Adaptado de Sullivan (1991).<text:tab/>- quando o item original foi alterado</text:p>
      <text:p text:style-name="P54"/>
      <text:p text:style-name="P54">As ilustrações, tabelas e quadros devem estar centralizados, e seus títulos devem ser apresentados em tamanho 10 e em negrito. O título e fonte devem ser apresentados alinhados com a borda esquerda da imagem, conforme exemplificado na seqüência.</text:p>
      <text:p text:style-name="P54"/>
      <text:p text:style-name="P54">A Figura 1 apresenta uma visão geral dos possíveis tipos de sistemas de informação.</text:p>
      <text:p text:style-name="P35"><text:soft-page-break/></text:p>
      <text:p text:style-name="P72"><draw:frame draw:style-name="fr2" draw:name="Objeto1" text:anchor-type="as-char" svg:y="0cm" svg:width="12.666cm" style:rel-width="scale" svg:height="6.202cm" style:rel-height="scale" draw:z-index="0"><draw:object-ole xlink:href="./Object 1" xlink:type="simple" xlink:show="embed" xlink:actuate="onLoad"/><draw:image xlink:href="./ObjectReplacements/Object 1" xlink:type="simple" xlink:show="embed" xlink:actuate="onLoad"/><svg:desc>Objeto OLE</svg:desc></draw:frame></text:p>
      <text:p text:style-name="Caption"><text:span text:style-name="Fonte_20_parág._20_padrão"><text:span text:style-name="T8"><text:s text:c="15"/></text:span></text:span><text:span text:style-name="Fonte_20_parág._20_padrão"><text:span text:style-name="T4">Figura </text:span></text:span><text:span text:style-name="Fonte_20_parág._20_padrão"><text:span text:style-name="T22">1</text:span></text:span><text:span text:style-name="Fonte_20_parág._20_padrão"><text:span text:style-name="T4"> - Tipos de Sistemas de Informação</text:span></text:span></text:p>
      <text:p text:style-name="Standard"><text:span text:style-name="Fonte_20_parág._20_padrão"><text:span text:style-name="T9"><text:s text:c="15"/></text:span></text:span><text:span text:style-name="Fonte_20_parág._20_padrão"><text:span text:style-name="T10">Fonte: se a figura não for de autoria própria.</text:span></text:span></text:p>
      <text:p text:style-name="P20"/>
      <text:p text:style-name="P54">Um sistema é um grupo de componentes inter-relacionados que trabalham juntos rumo a uma meta comum recebendo insumos e produzindo resultados em um processo organizado de transformação (Figura 2).</text:p>
      <text:p text:style-name="P72"><draw:frame draw:style-name="fr2" draw:name="Objeto2" text:anchor-type="as-char" svg:y="0cm" svg:width="10.225cm" style:rel-width="scale" svg:height="6.465cm" style:rel-height="scale" draw:z-index="1"><draw:object-ole xlink:href="./Object 2" xlink:type="simple" xlink:show="embed" xlink:actuate="onLoad"/><draw:image xlink:href="./ObjectReplacements/Object 2" xlink:type="simple" xlink:show="embed" xlink:actuate="onLoad"/><svg:desc>Objeto OLE</svg:desc></draw:frame></text:p>
      <text:p text:style-name="Caption"><text:span text:style-name="Fonte_20_parág._20_padrão"><text:span text:style-name="T8"><text:s text:c="27"/></text:span></text:span><text:span text:style-name="Fonte_20_parág._20_padrão"><text:span text:style-name="T4">Figura </text:span></text:span><text:span text:style-name="Fonte_20_parág._20_padrão"><text:span text:style-name="T22">2</text:span></text:span><text:span text:style-name="Fonte_20_parág._20_padrão"><text:span text:style-name="T4"> - Conceitos de Sistemas</text:span></text:span></text:p>
      <text:p text:style-name="P14"/>
      <text:p text:style-name="P54">São tratadas como tabelas quando apresentam dados numéricos colunados, sua finalidade é resumir ou sintetizar dados. Por exemplo, de uma pesquisa de campo, de testes de desempenho de um sistema, de tempos de resposta a acessos diferenciados a banco de dados. Exemplo:</text:p>
      <text:p text:style-name="P57">Os resultados obtidos com a instanciação de 1 a 100 objetos com o algoritmo X estão demonstrados na Tabela 1. As unidades de tempo estão em <text:soft-page-break/>milisegundos.</text:p>
      <text:p text:style-name="P73"/>
      <text:p text:style-name="P9"><text:span text:style-name="Fonte_20_parág._20_padrão"><text:span text:style-name="T4">Tabela </text:span></text:span><text:span text:style-name="Fonte_20_parág._20_padrão"><text:span text:style-name="T22">1</text:span></text:span><text:span text:style-name="Fonte_20_parág._20_padrão"><text:span text:style-name="T4"> - Performance do Algoritmo Desenvolvido com CORBA</text:span></text:span></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1">Número de Objetos</text:p>
          </table:table-cell>
          <table:table-cell table:style-name="Tabela1.A1" office:value-type="string">
            <text:p text:style-name="P21">Tempo para Conexão com o Servidor de Objetos e Nomes</text:p>
          </table:table-cell>
          <table:table-cell table:style-name="Tabela1.A1" office:value-type="string">
            <text:p text:style-name="P21">Tempo para Instanciação de um Objeto Remoto e Associação <text:s/>de sua referência com Objeto Local</text:p>
          </table:table-cell>
          <table:table-cell table:style-name="Tabela1.A1" office:value-type="string">
            <text:p text:style-name="P21">Tempo para Evocação do Método Remoto</text:p>
          </table:table-cell>
        </table:table-row>
        <table:table-row table:style-name="Tabela1.1">
          <table:table-cell table:style-name="Tabela1.A2" office:value-type="string">
            <text:p text:style-name="P22">1</text:p>
          </table:table-cell>
          <table:table-cell table:style-name="Tabela1.A2" office:value-type="string">
            <text:p text:style-name="P22">1,08</text:p>
          </table:table-cell>
          <table:table-cell table:style-name="Tabela1.A2" office:value-type="string">
            <text:p text:style-name="P22">0,10</text:p>
          </table:table-cell>
          <table:table-cell table:style-name="Tabela1.A2" office:value-type="string">
            <text:p text:style-name="P22">1,45</text:p>
          </table:table-cell>
        </table:table-row>
        <table:table-row table:style-name="Tabela1.1">
          <table:table-cell table:style-name="Tabela1.A3" office:value-type="string">
            <text:p text:style-name="P22">10</text:p>
          </table:table-cell>
          <table:table-cell table:style-name="Tabela1.A3" office:value-type="string">
            <text:p text:style-name="P22">7,60</text:p>
          </table:table-cell>
          <table:table-cell table:style-name="Tabela1.A3" office:value-type="string">
            <text:p text:style-name="P22">0,62</text:p>
          </table:table-cell>
          <table:table-cell table:style-name="Tabela1.A3" office:value-type="string">
            <text:p text:style-name="P22">41,70</text:p>
          </table:table-cell>
        </table:table-row>
        <table:table-row table:style-name="Tabela1.1">
          <table:table-cell table:style-name="Tabela1.A3" office:value-type="string">
            <text:p text:style-name="P22">20</text:p>
          </table:table-cell>
          <table:table-cell table:style-name="Tabela1.A3" office:value-type="string">
            <text:p text:style-name="P22">8,72</text:p>
          </table:table-cell>
          <table:table-cell table:style-name="Tabela1.A3" office:value-type="string">
            <text:p text:style-name="P22">1,36</text:p>
          </table:table-cell>
          <table:table-cell table:style-name="Tabela1.A3" office:value-type="string">
            <text:p text:style-name="P22">140,85</text:p>
          </table:table-cell>
        </table:table-row>
        <table:table-row table:style-name="Tabela1.1">
          <table:table-cell table:style-name="Tabela1.A3" office:value-type="string">
            <text:p text:style-name="P22">30</text:p>
          </table:table-cell>
          <table:table-cell table:style-name="Tabela1.A3" office:value-type="string">
            <text:p text:style-name="P22">11,21</text:p>
          </table:table-cell>
          <table:table-cell table:style-name="Tabela1.A3" office:value-type="string">
            <text:p text:style-name="P22">1,85</text:p>
          </table:table-cell>
          <table:table-cell table:style-name="Tabela1.A3" office:value-type="string">
            <text:p text:style-name="P22">192,96</text:p>
          </table:table-cell>
        </table:table-row>
        <table:table-row table:style-name="Tabela1.1">
          <table:table-cell table:style-name="Tabela1.A3" office:value-type="string">
            <text:p text:style-name="P22">40</text:p>
          </table:table-cell>
          <table:table-cell table:style-name="Tabela1.A3" office:value-type="string">
            <text:p text:style-name="P22">13,00</text:p>
          </table:table-cell>
          <table:table-cell table:style-name="Tabela1.A3" office:value-type="string">
            <text:p text:style-name="P22">2,33</text:p>
          </table:table-cell>
          <table:table-cell table:style-name="Tabela1.A3" office:value-type="string">
            <text:p text:style-name="P22">395,92</text:p>
          </table:table-cell>
        </table:table-row>
        <table:table-row table:style-name="Tabela1.1">
          <table:table-cell table:style-name="Tabela1.A3" office:value-type="string">
            <text:p text:style-name="P22">50</text:p>
          </table:table-cell>
          <table:table-cell table:style-name="Tabela1.A3" office:value-type="string">
            <text:p text:style-name="P22">18,44</text:p>
          </table:table-cell>
          <table:table-cell table:style-name="Tabela1.A3" office:value-type="string">
            <text:p text:style-name="P22">3,24</text:p>
          </table:table-cell>
          <table:table-cell table:style-name="Tabela1.A3" office:value-type="string">
            <text:p text:style-name="P22">303,89</text:p>
          </table:table-cell>
        </table:table-row>
        <table:table-row table:style-name="Tabela1.1">
          <table:table-cell table:style-name="Tabela1.A3" office:value-type="string">
            <text:p text:style-name="P22">60</text:p>
          </table:table-cell>
          <table:table-cell table:style-name="Tabela1.A3" office:value-type="string">
            <text:p text:style-name="P22">23,04</text:p>
          </table:table-cell>
          <table:table-cell table:style-name="Tabela1.A3" office:value-type="string">
            <text:p text:style-name="P22">3,20</text:p>
          </table:table-cell>
          <table:table-cell table:style-name="Tabela1.A3" office:value-type="string">
            <text:p text:style-name="P22">411,40</text:p>
          </table:table-cell>
        </table:table-row>
        <table:table-row table:style-name="Tabela1.1">
          <table:table-cell table:style-name="Tabela1.A3" office:value-type="string">
            <text:p text:style-name="P22">70</text:p>
          </table:table-cell>
          <table:table-cell table:style-name="Tabela1.A3" office:value-type="string">
            <text:p text:style-name="P22">25,93</text:p>
          </table:table-cell>
          <table:table-cell table:style-name="Tabela1.A3" office:value-type="string">
            <text:p text:style-name="P22">4,85</text:p>
          </table:table-cell>
          <table:table-cell table:style-name="Tabela1.A3" office:value-type="string">
            <text:p text:style-name="P22">503,55</text:p>
          </table:table-cell>
        </table:table-row>
        <table:table-row table:style-name="Tabela1.1">
          <table:table-cell table:style-name="Tabela1.A3" office:value-type="string">
            <text:p text:style-name="P22">80</text:p>
          </table:table-cell>
          <table:table-cell table:style-name="Tabela1.A3" office:value-type="string">
            <text:p text:style-name="P22">30,35</text:p>
          </table:table-cell>
          <table:table-cell table:style-name="Tabela1.A3" office:value-type="string">
            <text:p text:style-name="P22">4,67</text:p>
          </table:table-cell>
          <table:table-cell table:style-name="Tabela1.A3" office:value-type="string">
            <text:p text:style-name="P22">571,44</text:p>
          </table:table-cell>
        </table:table-row>
        <table:table-row table:style-name="Tabela1.1">
          <table:table-cell table:style-name="Tabela1.A3" office:value-type="string">
            <text:p text:style-name="P22">90</text:p>
          </table:table-cell>
          <table:table-cell table:style-name="Tabela1.A3" office:value-type="string">
            <text:p text:style-name="P22">30,50</text:p>
          </table:table-cell>
          <table:table-cell table:style-name="Tabela1.A3" office:value-type="string">
            <text:p text:style-name="P22">4,19</text:p>
          </table:table-cell>
          <table:table-cell table:style-name="Tabela1.A3" office:value-type="string">
            <text:p text:style-name="P22">389,04</text:p>
          </table:table-cell>
        </table:table-row>
        <table:table-row table:style-name="Tabela1.1">
          <table:table-cell table:style-name="Tabela1.A12" office:value-type="string">
            <text:p text:style-name="P22">100</text:p>
          </table:table-cell>
          <table:table-cell table:style-name="Tabela1.A12" office:value-type="string">
            <text:p text:style-name="P22">33,21</text:p>
          </table:table-cell>
          <table:table-cell table:style-name="Tabela1.A12" office:value-type="string">
            <text:p text:style-name="P22">6,16</text:p>
          </table:table-cell>
          <table:table-cell table:style-name="Tabela1.A12" office:value-type="string">
            <text:p text:style-name="P22">602,65</text:p>
          </table:table-cell>
        </table:table-row>
      </table:table>
      <text:p text:style-name="P29">Fonte: se houver uma fonte para a tabela.</text:p>
      <text:p text:style-name="P64"/>
      <text:p text:style-name="P54">Quadro é o arranjo de palavras e/ou números dispostos em linhas e colunas, predominantemente preenchidas com palavras. As informações nos quadros não representam fenômenos estatísticos, ou numéricos e sim apenas apresentam informações textuais e numéricas de maneira organizada. Por exemplo, a apresentação de características de sistemas.</text:p>
      <text:p text:style-name="P57">O Quadro 1 apresenta um comparativo entre as duas arquiteturas estudadas, segundo Rodrigues e Vernier(2003).</text:p>
      <table:table table:name="Tabela2" table:style-name="Tabela2">
        <table:table-column table:style-name="Tabela2.A"/>
        <table:table-column table:style-name="Tabela2.B"/>
        <table:table-row>
          <table:table-cell table:style-name="Tabela2.A1" office:value-type="string">
            <text:p text:style-name="P74">CORBA</text:p>
          </table:table-cell>
          <table:table-cell table:style-name="Tabela2.B1" office:value-type="string">
            <text:p text:style-name="P76">Java RMI</text:p>
          </table:table-cell>
        </table:table-row>
        <table:table-row>
          <table:table-cell table:style-name="Tabela2.A1" office:value-type="string">
            <text:p text:style-name="P75">Identifica interface através do nome da mesma e identifica a implementação do objeto servidor pelo mapeamento do seu nome no Repositório de Implementação.</text:p>
          </table:table-cell>
          <table:table-cell table:style-name="Tabela2.B1" office:value-type="string">
            <text:p text:style-name="P77">Identifica interface através do nome da mesma e identifica a implementação do objeto servidor através do seu mapeamento para URL no registry.</text:p>
          </table:table-cell>
        </table:table-row>
        <table:table-row>
          <table:table-cell table:style-name="Tabela2.A1" office:value-type="string">
            <text:p text:style-name="P75">Quando um objeto cliente necessita ativar um objeto servidor, ele se liga com um serviço de nomes ou de negócios.</text:p>
          </table:table-cell>
          <table:table-cell table:style-name="Tabela2.B1" office:value-type="string">
            <text:p text:style-name="P77">Quando um objeto cliente necessita uma referência do objeto servidor, ele tem que fazer um lookup() no URL name do objeto servidor remoto.</text:p>
          </table:table-cell>
        </table:table-row>
        <table:table-row>
          <table:table-cell table:style-name="Tabela2.A1" office:value-type="string">
            <text:p text:style-name="P75">O handle do objeto que o cliente usa é a referência do objeto.</text:p>
          </table:table-cell>
          <table:table-cell table:style-name="Tabela2.B1" office:value-type="string">
            <text:p text:style-name="P77">O handle do objeto que o cliente usa é a referência do objeto.</text:p>
          </table:table-cell>
        </table:table-row>
        <table:table-row>
          <table:table-cell table:style-name="Tabela2.A1" office:value-type="string">
            <text:p text:style-name="P75">A responsabilidade da ativação de uma implementação de um objeto é do Object Adapter (OA) - ou do Basic Object (BOA) ou do Portable Object Adapter (POA).</text:p>
          </table:table-cell>
          <table:table-cell table:style-name="Tabela2.B1" office:value-type="string">
            <text:p text:style-name="P77">A responsabilidade da ativação de uma implementação de um objeto é da Java Virtual Machine (JVM).</text:p>
          </table:table-cell>
        </table:table-row>
        <table:table-row>
          <table:table-cell table:style-name="Tabela2.A1" office:value-type="string">
            <text:p text:style-name="Standard"><text:span text:style-name="Fonte_20_parág._20_padrão"><text:span text:style-name="T11">O stub do lado cliente é chamado de </text:span></text:span><text:span text:style-name="Emphasis"><text:span text:style-name="T12">proxie</text:span></text:span><text:span text:style-name="Fonte_20_parág._20_padrão"><text:span text:style-name="T11"> ou </text:span></text:span><text:span text:style-name="Emphasis"><text:span text:style-name="T12">stub</text:span></text:span><text:span text:style-name="Fonte_20_parág._20_padrão"><text:span text:style-name="T11"> e do lado servidor de </text:span></text:span><text:span text:style-name="Emphasis"><text:span text:style-name="T12">skeleton</text:span></text:span><text:span text:style-name="Fonte_20_parág._20_padrão"><text:span text:style-name="T11">.</text:span></text:span></text:p>
          </table:table-cell>
          <table:table-cell table:style-name="Tabela2.B1" office:value-type="string">
            <text:p text:style-name="P78"><text:span text:style-name="Fonte_20_parág._20_padrão"><text:span text:style-name="T11">O stub do lado cliente é chamado de </text:span></text:span><text:span text:style-name="Emphasis"><text:span text:style-name="T12">proxie</text:span></text:span><text:span text:style-name="Fonte_20_parág._20_padrão"><text:span text:style-name="T11"> ou </text:span></text:span><text:span text:style-name="Emphasis"><text:span text:style-name="T12">stub</text:span></text:span><text:span text:style-name="Fonte_20_parág._20_padrão"><text:span text:style-name="T11"> e do lado servidor de </text:span></text:span><text:span text:style-name="Emphasis"><text:span text:style-name="T12">skeleton</text:span></text:span><text:span text:style-name="Fonte_20_parág._20_padrão"><text:span text:style-name="T11">.</text:span></text:span></text:p>
          </table:table-cell>
        </table:table-row>
        <table:table-row>
          <table:table-cell table:style-name="Tabela2.A1" office:value-type="string">
            <text:p text:style-name="P23">Não realiza coleta de lixo distribuída.</text:p>
          </table:table-cell>
          <table:table-cell table:style-name="Tabela2.B1" office:value-type="string">
            <text:p text:style-name="P79">Realiza coleta de lixo distribuída usando mecanismos embutidos na máquina virtual Java.</text:p>
          </table:table-cell>
        </table:table-row>
        <table:table-row>
          <table:table-cell table:style-name="Tabela2.A1" office:value-type="string">
            <text:p text:style-name="P23">Faz uso do IIOP -  Inter-ORB  como protocolo remoto básico.</text:p>
          </table:table-cell>
          <table:table-cell table:style-name="Tabela2.B1" office:value-type="string">
            <text:p text:style-name="P79">Faz uso do JRMP - Java Remote Method Protocolo como protocolo remoto básico.</text:p>
          </table:table-cell>
        </table:table-row>
      </table:table>
      <text:p text:style-name="Caption"><text:span text:style-name="Fonte_20_parág._20_padrão"><text:span text:style-name="T4">Quadro </text:span></text:span><text:span text:style-name="Fonte_20_parág._20_padrão"><text:span text:style-name="T22">1</text:span></text:span><text:span text:style-name="Fonte_20_parág._20_padrão"><text:span text:style-name="T4"> - Comparativo entre CORBA e Java RMI</text:span></text:span></text:p>
      <text:p text:style-name="P80">Fonte: Rodrigues e Vernier (2003).</text:p>
      <text:p text:style-name="P54"><text:soft-page-break/>As equações e as fórmulas (expressões matemáticas ou químicas) aparecem destacadas e na sequência normal do texto.</text:p>
      <text:p text:style-name="P58">Utiliza-se itálico ao empregar palavras estrangeiras, exceto no caso de substantivo próprio como o nome de empresas, de títulos ou de subtítulos de obras.</text:p>
      <text:h text:style-name="Heading_20_3" text:outline-level="3"><text:bookmark-start text:name="__RefHeading__61_2085620237"/>3 MATERIAIS E MÉTODO<text:bookmark-end text:name="__RefHeading__61_2085620237"/></text:h>
      <text:p text:style-name="P35"/>
      <text:p text:style-name="P35"/>
      <text:p text:style-name="P54">A ênfase deste capítulo está em reportar o que e como será feito para alcançar o objetivo do trabalho. Este capítulo pode ser subdividido, inicialmente, em duas seções, sendo uma para os materiais e outra para o método.</text:p>
      <text:p text:style-name="P59"/>
      <text:p text:style-name="P34"/>
      <text:list xml:id="list12358379031964" text:continue-numbering="true" text:style-name="WW8Num1">
        <text:list-item>
          <text:list>
            <text:list-item>
              <text:p text:style-name="P95"><text:bookmark-start text:name="__RefHeading__63_2085620237"/>3.1 MATERIAIS<text:bookmark-end text:name="__RefHeading__63_2085620237"/></text:p>
            </text:list-item>
          </text:list>
        </text:list-item>
      </text:list>
      <text:p text:style-name="P14"/>
      <text:p text:style-name="P14"/>
      <text:p text:style-name="P54">Materiais são as ferramentas, as tecnologias, os ambientes de desenvolvimento e outros que são utilizados para realizar as atividades desde a definição dos requisitos à implantação do sistema. Exemplos de materiais: linguagens de programação e de modelagem, banco de dados e seus gerenciadores, editores para análise e modelagem, ambiente e plataforma de desenvolvimento.</text:p>
      <text:p text:style-name="P54">Cada um dos materiais pode ter uma subseção própria ou serem descritos em uma mesma seção. De qualquer forma, essa seção não precisa ser muito extensa, deve abranger apenas um conhecimento básico sobre cada um dos materiais e o que é mais relevante ou utilizado para o trabalho proposto. De maneira geral, não há necessidade de incluir informações históricas sobre os materiais. Centrar-se nos conceitos e particularidades mais relevantes para o trabalho. Exceto se necessário para o entendimento do objeto do trabalho ou considerado relevante para o tipo de pesquisa.</text:p>
      <text:p text:style-name="P54"/>
      <text:p text:style-name="P30"/>
      <text:list xml:id="list12358897416145" text:continue-numbering="true" text:style-name="WW8Num1">
        <text:list-item>
          <text:list>
            <text:list-item>
              <text:p text:style-name="P95"><text:bookmark-start text:name="__RefHeading__65_2085620237"/>3.2 MÉTODO<text:bookmark-end text:name="__RefHeading__65_2085620237"/></text:p>
            </text:list-item>
          </text:list>
        </text:list-item>
      </text:list>
      <text:p text:style-name="P14"/>
      <text:p text:style-name="P14"><text:soft-page-break/></text:p>
      <text:p text:style-name="P54">O método define, de certa maneira, um plano geral do trabalho, com as principais atividades realizadas durante seu processo de desenvolvimento. São apenas as atividades, o que será feito e o que se espera obter com as mesmas. O que é obtido com a realização dessas atividades está no Capítulo 4.</text:p>
      <text:p text:style-name="P54">O método é, basicamente, uma sequência de atividades realizadas para definir o sistema, modelar o problema e a solução, implementar a solução, testar e implantar essa solução. Essas atividades devem enfatizar a forma de uso dos materiais de acordo com o referencial teórico e como foi procedido no sentido de alcançar os objetivos do trabalho.</text:p>
      <text:p text:style-name="P54">O método inclui os procedimentos utilizados para se alcançar o objetivo do trabalho. Assim, ele abrange o ciclo de vida do sistema, da identificação do problema à implantação da solução. A identificação pode incluir a definição dos requisitos por parte do usuário e/ou cliente definindo a proposta do sistema. A implantação pode incluir a forma de gerar os instaladores, os recursos e forma de instalação do sistema, a forma de manutenção e de descontinuidade do sistema.</text:p>
      <text:p text:style-name="P54">A definição das atividades, passos, ou procedimentos que compõem o método pode (ou mesmo deve) estar baseada em autores. Esses autores, normalmente, estão relacionados à engenharia de software.</text:p>
      <text:p text:style-name="P54">Exemplo sucinto de método para um sistema desenvolvido utilizando orientação a objetos e arquitetura em três camadas:</text:p>
      <text:p text:style-name="P54">Os procedimentos para definir o sistema estão baseados nas fases propostas por Pressman (2002) para o modelo sequencial linear que são análise, projeto, codificação e testes. A seguir fases definidas para este trabalho:</text:p>
      <text:p text:style-name="P54">a) Levantamento de requisitos – centrado na definição do problema que o sistema de software a ser desenvolvido visa resolver. Para definir o problema foi utilizada análise de sistemas semelhantes, entrevistas e questionários com usuários, pesquisa em fontes bibliográficas. O levantamento dos requisitos iniciará com um documento elaborado pelo usuário contendo os requisitos que ele considera necessários para o sistema, definindo a primeira ideia do que é objetivado com o sistema, enfatizando funcionalidades e aspectos de qualidade relevantes. A partir desses requisitos serão definidos os requisitos funcionais e aos mesmos serão agregados requisitos complementares, descrições suplementares e requisitos não funcionais. Os requisitos não funcionais estão genericamente relacionados à <text:soft-page-break/>qualidade e incluem aspectos de segurança, desempenho e políticas de permissões e restrições. Também será definido um esboço inicial do padrão das telas para o sistema e dos requisitos para o plano de testes.</text:p>
      <text:p text:style-name="P54">b) Análise – Contém a modelagem do problema. A partir dos requisitos o problema (o sistema) é modelado. Na análise serão utilizados conceitos e a metodologia do paradigma da orientação a objetos. Os diagramas de casos de uso com a descrição formalizada dos requisitos serão elaborados. O plano de testes começará a ser definido.</text:p>
      <text:p text:style-name="P54">c) Projeto - Abrange a modelagem da solução. Define como será implementado um sistema que atenda aos requisitos modelados na análise. É a proposta de uma solução para o problema definido na análise. Diagramas de classes, de sequência e de estado serão utilizados para a composição do projeto do sistema. Os componentes e as classes que compõem o sistema serão distribuídos em cada uma das camadas da arquitetura, definindo um diagrama de arquitetura. O plano de testes será finalizado. Também serão definidos os recursos mais relevantes da linguagem para implementar aspectos importantes do sistema.</text:p>
      <text:p text:style-name="P54">d) Implementação (codificação) do sistema – Define como o sistema será codificado, a forma de uso das linguagens e tecnologias para implementar o sistema. Serão utilizados os recursos r1, r2 e r3 da linguagem, os componentes c1, c2, c5 e c7, as funções f1, f2, f3 e f4 da biblioteca B1. Os principais componentes que serão desenvolvidos são C1a para a construção dinâmica da interface, o C2a e o C3a para a implementação da lógica de negócio e C4a para realizar as operações comuns com banco de dados. Esses componentes serão distribuídos pelas respectivas camadas da arquitetura. Procedimentos armazenados (stored procedures) no banco de dados serão criados para implementar as funções específicas do banco de dados. A forma de geração de instaladores e roteiros para instalação do sistema desenvolvido também serão definidos.</text:p>
      <text:p text:style-name="P54">e) Realização dos testes - Na implementação serão realizados os testes relacionados ao código. O usuário ou cliente testará se as funcionalidades definidas para o sistema estão presentes e eles se correspondem aos seus interesses e necessidades. O usuário testará o sistema depois de o mesmo estar completamente implementado. Isso porque o sistema será implementado em uma única iteração.</text:p>
      <text:p text:style-name="P54">f) Implantação do sistema – Se o sistema foi implantado mesmo que seja para teste é relatada a forma como isso foi feito. Durante os primeiros quinze dias de <text:soft-page-break/>uso do sistema será feito acompanhamento para que os usuários se familiarizem com o sistema e para a localização de eventuais problemas ergonômicos ou com a implementação.</text:p>
      <text:h text:style-name="Heading_20_3" text:outline-level="3"><text:bookmark-start text:name="__RefHeading__67_2085620237"/>4 RESULTADOS E DISCUSSÕES<text:bookmark-end text:name="__RefHeading__67_2085620237"/></text:h>
      <text:p text:style-name="P35"/>
      <text:p text:style-name="P35"><text:tab/></text:p>
      <text:p text:style-name="P54">Este capítulo apresenta o que foi obtido como resultado do trabalho, que, em princípio, é o sistema desenvolvido. Se não for um sistema, como, por exemplo, uma solução na área de redes, neste capítulo é reportada a solução proposta. Neste caso, a divisão do capítulo em seções é realizada, se necessária, de acordo com o trabalho.</text:p>
      <text:p text:style-name="P54">O capítulo pode conter seções de acordo com o tipo de sistema e a necessidade de documentação mais extensa de determinados aspectos. Caso o trabalho se refira à comparação entre tecnologias ou dados obtidos como resultados do uso do sistema, além da descrição do sistema, há os dados obtidos com os testes e a discussão desses dados. Nesse caso haverá uma seção para os dados obtidos desses testes e as discussões.</text:p>
      <text:p text:style-name="P58"/>
      <text:p text:style-name="P35"/>
      <text:list xml:id="list12358946878276" text:continue-numbering="true" text:style-name="WW8Num1">
        <text:list-item>
          <text:list>
            <text:list-item>
              <text:p text:style-name="P95"><text:bookmark-start text:name="__RefHeading__69_2085620237"/>4.1 DESCRIÇÃO DO SISTEMA<text:bookmark-end text:name="__RefHeading__69_2085620237"/></text:p>
            </text:list-item>
          </text:list>
        </text:list-item>
      </text:list>
      <text:p text:style-name="P35"/>
      <text:p text:style-name="P35"/>
      <text:p text:style-name="P54">A descrição do sistema inclui a descrição conceitual, o que o sistema faz, seus requisitos e restrições. É uma apresentação geral do sistema, considerando aspectos técnicos e conceituais.</text:p>
      <text:p text:style-name="P64"/>
      <text:p text:style-name="P64"/>
      <text:list xml:id="list12359650198185" text:continue-numbering="true" text:style-name="WW8Num1">
        <text:list-item>
          <text:list>
            <text:list-item>
              <text:p text:style-name="P95"><text:bookmark-start text:name="__RefHeading__71_2085620237"/>4.2 MODELAGEM DO SISTEMA<text:bookmark-end text:name="__RefHeading__71_2085620237"/></text:p>
            </text:list-item>
          </text:list>
        </text:list-item>
      </text:list>
      <text:p text:style-name="P14"/>
      <text:p text:style-name="P14"/>
      <text:p text:style-name="P54">A modelagem do sistema inclui os diagramas e as descrições textuais para representar o problema e a solução. Se utilizada orientação a objetos e a UML, nesta seção estão, por exemplo, os diagramas de casos de uso, com suas <text:soft-page-break/>descrições suplementares, os diagramas de classe, de sequência, de estados, de colaboração.</text:p>
      <text:p text:style-name="P54">Nesta seção também estão os diagramas da modelagem de banco de dados, como entidade-relacionamento. Também podem estar documentados modelos e padronizações utilizados para a interface, diagramas de navegação, a representação da arquitetura do sistema e dos padrões de projeto utilizados.</text:p>
      <text:p text:style-name="P54"/>
      <text:p text:style-name="P54"/>
      <text:list xml:id="list12358476216199" text:continue-numbering="true" text:style-name="WW8Num1">
        <text:list-item>
          <text:list>
            <text:list-item>
              <text:p text:style-name="P95"><text:bookmark-start text:name="__RefHeading__73_2085620237"/>4.3 IMPLEMENTAÇÃO DO SISTEMA<text:bookmark-end text:name="__RefHeading__73_2085620237"/></text:p>
            </text:list-item>
          </text:list>
        </text:list-item>
      </text:list>
      <text:p text:style-name="P31"/>
      <text:p text:style-name="P31"/>
      <text:p text:style-name="P54">Nesta seção é documentada a implementação do sistema com cópias de telas, partes relevantes ou exemplos de código, rotinas, funções. Inclui, ainda, a descrição técnica do uso de recursos (componentes, bibliotecas, etc.) da linguagem. Ressalta-se que cada orientador avaliará juntamente com seu orientado o que poderá ser descrito nesta seção. Isso sem que sejam revelados detalhes do sistema que possam comprometer seu uso comercial ou científico ou que a descrição fique muito sucinta ou superficial.</text:p>
      <text:p text:style-name="P54">Em materiais e método estão quais os recursos utilizados, neste capítulo é reportado como esses recursos foram utilizados para resolver o problema.</text:p>
      <text:p text:style-name="P54">Enfatizar os diferenciais do sistema: procedimentos armazenados, consultas SQL, uso de componentes, uso de padrões de projeto, a forma de uso dos recursos da linguagem. Esses diferenciais são no sentido de explicitar as vantagens, desvantagens, dificuldades e facilidades que esses recursos impetraram no desenvolvimento do sistema em termos técnicos. Esses diferenciais servirão para avaliar pela utilização ou não desses recursos, pelo menos para sistemas iguais ou semelhantes ao reportado no trabalho.</text:p>
      <text:p text:style-name="P54">Reportar a forma como o sistema foi verificado e validado. No sentido de verificar se os requisitos definidos para o mesmo foram atendidos. Os testes podem ser realizados pelo professor orientador, pelos professores que compõem a banca, por pessoas que serviram de base para as informações para o sistema e etc. Os testes podem ser realizados com base em um plano de testes elaborado juntamente com a análise e projeto do sistema.</text:p>
      <text:p text:style-name="P54"><text:soft-page-break/>Se houver implantação do sistema, mesmo que seja para teste, reportar a forma como isso foi feito, a geração de instaladores, os problemas com ambiente e sistema operacional, incluindo banco de dados e outros. Deixar explícito o procedimento para instalar e usar o sistema.</text:p>
      <text:p text:style-name="P54">Quando for necessário citar no texto do trabalho nomes de campos, tabelas ou rotinas específicas utilizadas na implementação de um software, utilizar a fonte courier new para destacar esses nomes.</text:p>
      <text:p text:style-name="P64"/>
      <text:p text:style-name="P64"/>
      <text:list xml:id="list12360210415805" text:continue-numbering="true" text:style-name="WW8Num1">
        <text:list-item>
          <text:list>
            <text:list-item>
              <text:p text:style-name="P95"><text:bookmark-start text:name="__RefHeading__75_2085620237"/>4.4 DADOS OBTIDOS E DISCUSSÕES<text:bookmark-end text:name="__RefHeading__75_2085620237"/></text:p>
            </text:list-item>
          </text:list>
        </text:list-item>
      </text:list>
      <text:p text:style-name="P14"/>
      <text:p text:style-name="P14"/>
      <text:p text:style-name="P54">O trabalho contém esta seção quando considerado que há resultados (em termos de dados) e discussões relevantes ou suficientes para justificar uma seção. Se existentes e não justificarem uma seção, eles podem estar na seção que relata a implementação do sistema.</text:p>
      <text:p text:style-name="P52"><text:span text:style-name="Fonte_20_parág._20_padrão"><text:span text:style-name="T16">Nesta seção estão os resultados obtidos da realização de testes quantitativos e qualitativos, independentemente da quantidade, tipo e volume de testes realizados. Os resultados dos testes são discutidos tendo como base o referencial teórico e os objetivos pretendidos com o trabalho. Esses testes podem resultar de implantação e testes de uso do sistema.</text:span></text:span></text:p>
      <text:h text:style-name="Heading_20_3" text:outline-level="3"><text:bookmark-start text:name="__RefHeading__77_2085620237"/>5 CONCLUSÃO<text:bookmark-end text:name="__RefHeading__77_2085620237"/></text:h>
      <text:p text:style-name="P34"/>
      <text:p text:style-name="P34"/>
      <text:p text:style-name="P54">Inicia com um resumo do trabalho, retomando o objetivo, o referencial teórico e o uso das ferramentas e das tecnologias utilizadas no trabalho.</text:p>
      <text:p text:style-name="P54">A conclusão contém a opinião do autor em relação às vantagens, facilidades, desvantagens das tecnologias e do método utilizados, as dificuldades encontradas e como foram superadas.</text:p>
      <text:p text:style-name="P54">É a opinião técnica do autor do trabalho em relação ao assunto sob a forma de uma espécie de avaliação em relação ao trabalho desenvolvido e as tecnologias utilizadas.</text:p>
      <text:p text:style-name="P54">Finaliza verificando se o objetivo foi alcançado e com a opinião do autor <text:soft-page-break/>sobre o assunto, de acordo com o referencial teórico e com os resultados obtidos.</text:p>
      <text:h text:style-name="Heading_20_3" text:outline-level="3"><text:bookmark-start text:name="__RefHeading__79_2085620237"/>REFERÊNCIAS<text:bookmark-end text:name="__RefHeading__79_2085620237"/></text:h>
      <text:p text:style-name="P14"/>
      <text:p text:style-name="P14"/>
      <text:p text:style-name="P54">Todas as citações utilizadas no texto devem constar nas referências bibliográficas, e da mesma forma, todos os autores incluídos nas referências bibliográficas devem ter sido citados pelo menos uma vez no texto do trabalho.</text:p>
      <text:p text:style-name="P54">Referência é o conjunto de elementos que permitem a identificação, no todo ou em parte, de documentos impressos ou registrados em diversos tipos de materiais.</text:p>
      <text:p text:style-name="P54">A Associação Brasileira de Normas Técnicas (2000, p.1) na NBR6023:2000: “fixa a ordem dos elementos das referências e estabelece convenções para transcrição e apresentação de informação originada do documento e/ou outras fontes de informação”.</text:p>
      <text:p text:style-name="P54">Nos trabalhos acadêmicos a referência pode aparecer: em nota de rodapé ou no final texto; encabeçando resumos ou recensões.</text:p>
      <text:p text:style-name="P52"><text:span text:style-name="Fonte_20_parág._20_padrão"><text:span text:style-name="T16">Para uma melhor recuperação de um documento, as referências devem ter alguns elementos </text:span></text:span><text:span text:style-name="Fonte_20_parág._20_padrão"><text:span text:style-name="T15">indispensáveis</text:span></text:span><text:span text:style-name="Fonte_20_parág._20_padrão"><text:span text:style-name="T16">, como: 1. autor (quem?); 2. título (o que?); 3. edição; 4. local de publicação (onde?); 5. editora; 6. data de publicação da obra (quando?).</text:span></text:span></text:p>
      <text:p text:style-name="P54">Uma das finalidades das referências é informar a origem das ideias apresentadas no decorrer do trabalho.</text:p>
      <text:p text:style-name="P53"><text:tab/></text:p>
      <text:p text:style-name="P53">Alguns modelos de referências:</text:p>
      <text:p text:style-name="P55">Livro no Todo</text:p>
      <text:p text:style-name="Standard"><text:span text:style-name="Fonte_20_parág._20_padrão"><text:span text:style-name="T20">COPELAND, Tom; KOLLER, Tim; MURRIN, Jack. </text:span></text:span><text:span text:style-name="Fonte_20_parág._20_padrão"><text:span text:style-name="T15">Avaliação de empresas</text:span></text:span><text:span text:style-name="Fonte_20_parág._20_padrão"><text:span text:style-name="T16">: valuation. São Paulo: Makron Books, 2000.</text:span></text:span></text:p>
      <text:p text:style-name="P30"><text:tab/></text:p>
      <text:p text:style-name="P41"><text:span text:style-name="Fonte_20_parág._20_padrão"><text:span text:style-name="T15">Capítulo de Livro sem Autoria Especial </text:span></text:span><text:span text:style-name="Fonte_20_parág._20_padrão"><text:span text:style-name="T16">Onde o autor do livro é o mesmo autor do capítulo.</text:span></text:span></text:p>
      <text:p text:style-name="Standard"><text:span text:style-name="Fonte_20_parág._20_padrão"><text:span text:style-name="T16">DRAGOO, Boo. Uma nova visão dos negócios. In: ___. </text:span></text:span><text:span text:style-name="Fonte_20_parág._20_padrão"><text:span text:style-name="T15">Guia da Ernest &amp; Young para gerenciar o lucro em tempo real</text:span></text:span><text:span text:style-name="Fonte_20_parág._20_padrão"><text:span text:style-name="T16">. Rio de Janeiro: Record, 1999. cap.10, p.93–100.</text:span></text:span></text:p>
      <text:p text:style-name="P30"><text:tab/></text:p>
      <text:p text:style-name="P41"><text:soft-page-break/><text:span text:style-name="Fonte_20_parág._20_padrão"><text:span text:style-name="T15">Parte de Coletânea (Capítulo de Livro com Autoria Específica) </text:span></text:span><text:span text:style-name="Fonte_20_parág._20_padrão"><text:span text:style-name="T16">Onde o autor do capítulo não é o mesmo autor do livro.</text:span></text:span></text:p>
      <text:p text:style-name="Standard"><text:span text:style-name="Fonte_20_parág._20_padrão"><text:span text:style-name="T20">ROY, Bernard. The outranking approach and the foundations of electre methods. In: BANA E COSTA, C. A. </text:span></text:span><text:span text:style-name="Fonte_20_parág._20_padrão"><text:span text:style-name="T21">Reading in multiple decision aid</text:span></text:span><text:span text:style-name="Fonte_20_parág._20_padrão"><text:span text:style-name="T20">. </text:span></text:span><text:span text:style-name="Fonte_20_parág._20_padrão"><text:span text:style-name="T16">Berlim: Springer-Verlag, 1990. p. 39-52.</text:span></text:span></text:p>
      <text:p text:style-name="P30"><text:tab/></text:p>
      <text:p text:style-name="P69">Trabalho Apresentado em Congresso</text:p>
      <text:p text:style-name="Standard"><text:span text:style-name="Fonte_20_parág._20_padrão"><text:span text:style-name="T16">PATON, Claudecir et al. O uso do balanced scorecard como um sistema de gestão estratégica. In: CONGRESSO BRASILEIRO DE CUSTOS, 6., 1999, São Paulo. </text:span></text:span><text:span text:style-name="Fonte_20_parág._20_padrão"><text:span text:style-name="T15">Anais... </text:span></text:span><text:span text:style-name="Fonte_20_parág._20_padrão"><text:span text:style-name="T16">São Paulo: FIPECAFI, 1999. p.16-30.</text:span></text:span></text:p>
      <text:p text:style-name="P53">Na referência até três autores listam-se os três autores separados por ponto e vírgula. Mais de três autores, coloca-se o primeiro seguido da expressão “et al”; Quando necessário colocam- se todos os autores.</text:p>
      <text:p text:style-name="P30">SILVA, João; SOARES, Carlos; PIMENTA, Paulo.</text:p>
      <text:p text:style-name="P30">SILVA, João et al.</text:p>
      <text:p text:style-name="P53">Nos sobrenomes que acompanham “Filho”, “Neto” ou “Sobrinho”, esses designativos são grafados junto aos sobrenomes.</text:p>
      <text:p text:style-name="P30">COSTA NETO, Francisco.</text:p>
      <text:p text:style-name="P30">LIMA SOBRINHO, Sílvio.</text:p>
      <text:p text:style-name="P30">REIS FILHO, Juca.</text:p>
      <text:p text:style-name="P30"/>
      <text:p text:style-name="P55">Artigo de Periódico</text:p>
      <text:p text:style-name="Standard"><text:span text:style-name="Fonte_20_parág._20_padrão"><text:span text:style-name="T16">SIMONS, Robert. Qual é o nível de risco de sua empresa? </text:span></text:span><text:span text:style-name="Fonte_20_parág._20_padrão"><text:span text:style-name="T21">HSM Management, </text:span></text:span><text:span text:style-name="Fonte_20_parág._20_padrão"><text:span text:style-name="T20">São Paulo, v.3, n.16, p.122-130, set./out. 1999.</text:span></text:span></text:p>
      <text:p text:style-name="P70"/>
      <text:p text:style-name="P55">Artigo de Jornal</text:p>
      <text:p text:style-name="Standard"><text:span text:style-name="Fonte_20_parág._20_padrão"><text:span text:style-name="T16">FRANCO, Gustavo H. B. O que aconteceu com as reformas em 1999. </text:span></text:span><text:span text:style-name="Fonte_20_parág._20_padrão"><text:span text:style-name="T15">Jornal do Brasil, </text:span></text:span><text:span text:style-name="Fonte_20_parág._20_padrão"><text:span text:style-name="T16">Rio de Janeiro, 26 dez. 1999. Economia, p.4.</text:span></text:span></text:p>
      <text:p text:style-name="P67"/>
      <text:p text:style-name="P55">Tese/Dissertação</text:p>
      <text:p text:style-name="Standard"><text:span text:style-name="Fonte_20_parág._20_padrão"><text:span text:style-name="T16">HOLZ, Elio. </text:span></text:span><text:span text:style-name="Fonte_20_parág._20_padrão"><text:span text:style-name="T15">Estratégias de equilíbrio entre a busca de benefícios privados e os custos sociais gerados pelas unidades agrícolas familiares: </text:span></text:span><text:span text:style-name="Fonte_20_parág._20_padrão"><text:span text:style-name="T16">um método multicritério de avaliação e planejamento de microbacias hidrográficas. 1999. Tese (Doutorado em Engenharia de Produção) - Programa de Pós-Graduação em </text:span></text:span><text:soft-page-break/><text:span text:style-name="Fonte_20_parág._20_padrão"><text:span text:style-name="T16">Engenharia de Produção, UFSC, Florianópolis.</text:span></text:span></text:p>
      <text:p text:style-name="P30"><text:tab/>No caso de ser uma dissertação, muda-se a nota Tese (Doutorado em Engenharia de Produção) para Dissertação (Mestrado em Engenharia de Produção).</text:p>
      <text:p text:style-name="P30"><text:tab/></text:p>
      <text:p text:style-name="P55">Documentos Eletrônicos/Digitais</text:p>
      <text:p text:style-name="P53">A ABNT (2000) fixou recomendações para a referenciação de documentos eletrônicos/digitais. Os exemplos que constam da NBR6023:2000 são:</text:p>
      <text:p text:style-name="P55">Enciclopédia</text:p>
      <text:p text:style-name="Standard"><text:span text:style-name="Fonte_20_parág._20_padrão"><text:span text:style-name="T16">KOOGAN, A.; HOUAISS, A. (Ed.). </text:span></text:span><text:span text:style-name="Fonte_20_parág._20_padrão"><text:span text:style-name="T15">Enciclopédia e dicionário digital 98. </text:span></text:span><text:span text:style-name="Fonte_20_parág._20_padrão"><text:span text:style-name="T16">São Paulo: Delta: Estadão, 1998. 5 CD-ROM.</text:span></text:span></text:p>
      <text:p text:style-name="P30"><text:tab/></text:p>
      <text:p text:style-name="P55">Parte de Monografia</text:p>
      <text:p text:style-name="Standard"><text:span text:style-name="Fonte_20_parág._20_padrão"><text:span text:style-name="T16">SÃO PAULO (Estado). Secretaria do Meio Ambiente. Tratados e organizações ambientais e matéria de meio ambiente. In: ___. </text:span></text:span><text:span text:style-name="Fonte_20_parág._20_padrão"><text:span text:style-name="T15">Entendendo o meio ambiente. </text:span></text:span><text:span text:style-name="Fonte_20_parág._20_padrão"><text:span text:style-name="T16">São Paulo, 1999. v.1. Disponível em: &lt;http://bdt.org.Br/sma/entendendo/atual.htm&gt;. Acesso em: 8 mar. 1999.</text:span></text:span></text:p>
      <text:p text:style-name="P30"><text:tab/></text:p>
      <text:p text:style-name="P55">Publicações em meio eletrônico Artigo de Revista</text:p>
      <text:p text:style-name="Standard"><text:span text:style-name="Fonte_20_parág._20_padrão"><text:span text:style-name="T16">RIBEIRO, P. S. G. Adoção à brasileira: uma análise sociojurídica. </text:span></text:span><text:span text:style-name="Fonte_20_parág._20_padrão"><text:span text:style-name="T15">Datavenia</text:span></text:span><text:span text:style-name="Fonte_20_parág._20_padrão"><text:span text:style-name="T16">, São Paulo, ano 3, n. 18, ago. 1998. Disponível em: &lt;http:// www.datavenia.informacao.Br/frameartig.html&gt;. </text:span></text:span><text:span text:style-name="Fonte_20_parág._20_padrão"><text:span text:style-name="T20">Acesso em: 10 set. 1998.</text:span></text:span></text:p>
      <text:p text:style-name="P70"/>
      <text:p text:style-name="P70"/>
      <text:p text:style-name="P56">Artigo de Jornal Científico</text:p>
      <text:p text:style-name="Standard"><text:span text:style-name="Fonte_20_parág._20_padrão"><text:span text:style-name="T20">KELLY, R. Eletronic publishing at APS: its not just on-line journalism. </text:span></text:span><text:span text:style-name="Fonte_20_parág._20_padrão"><text:span text:style-name="T15">APS News Online</text:span></text:span><text:span text:style-name="Fonte_20_parág._20_padrão"><text:span text:style-name="T16">, Los Angeles, nov. 1996. Disponível em: &lt;http:// www.aps.org/apsnews/1196/11965.html&gt;. Acesso em: 25 nov. 1998.</text:span></text:span></text:p>
      <text:p text:style-name="P30"><text:tab/></text:p>
      <text:p text:style-name="P55">Trabalho de Congresso</text:p>
      <text:p text:style-name="Standard"><text:span text:style-name="Fonte_20_parág._20_padrão"><text:span text:style-name="T16">SILVA, R. N.; OLIVEIRA, R. Os limites pedagógicos do paradigma da qualidade total na educação. In: CONGRESSO DE INICIAÇÃO CIENTÍFICA DA UFPE, 4., 1996, Recife. </text:span></text:span><text:span text:style-name="Fonte_20_parág._20_padrão"><text:span text:style-name="T15">Anais eletrônicos</text:span></text:span><text:span text:style-name="Fonte_20_parág._20_padrão"><text:span text:style-name="T16">... Recife: UFPE, 1966. Disponível em: &lt;http://www.propesq.ufpe.br/anais/ anais/educ/ce04.htm&gt; Acesso em: 21 jan. 1997.</text:span></text:span></text:p>
      <text:p text:style-name="P30"><text:tab/></text:p>
      <text:p text:style-name="P56"><text:soft-page-break/>Programa (Software)</text:p>
      <text:p text:style-name="Standard"><text:span text:style-name="Fonte_20_parág._20_padrão"><text:span text:style-name="T20">MICROSOFT Project for Windows 95, version 4.1: project planning software, [S.I.]: Microsoft Corporation, 1995. </text:span></text:span><text:span text:style-name="Fonte_20_parág._20_padrão"><text:span text:style-name="T16">Conjunto de programas. 1CD-ROM.</text:span></text:span></text:p>
      <text:p text:style-name="P81"/>
      <text:p text:style-name="P55">Software Educativo CD-ROM</text:p>
      <text:p text:style-name="Standard"><text:span text:style-name="Fonte_20_parág._20_padrão"><text:span text:style-name="T17">AB</text:span></text:span><text:span text:style-name="Fonte_20_parág._20_padrão"><text:span text:style-name="T16">C! Por quê? Rio de Janeiro: Sony Music Book Case Multimídia Educacional, [1990]. 1 CD-ROM. Windows 3.1.</text:span></text:span></text:p>
      <text:p text:style-name="P67"/>
      <text:p text:style-name="P55">Documento Jurídico em meio eletrônico Súmula em Home page</text:p>
      <text:p text:style-name="Standard"><text:span text:style-name="Fonte_20_parág._20_padrão"><text:span text:style-name="T16">BRASIL. Supremo Tribunal Federal. </text:span></text:span><text:span text:style-name="Fonte_20_parág._20_padrão"><text:span text:style-name="T15">Súmula n° 14. </text:span></text:span><text:span text:style-name="Fonte_20_parág._20_padrão"><text:span text:style-name="T16">Não é admissível, por ato administrativo, restringir, em razão da idade, inscrição em concurso para cargo político. Disponível em: &lt;http://www.truenetm.com.br/jusrisnet/sumusSTF.html&gt;. Acesso em: 29 nov. 1998.</text:span></text:span></text:p>
      <text:p text:style-name="P30"><text:tab/></text:p>
      <text:p text:style-name="P55">Legislação</text:p>
      <text:p text:style-name="Standard"><text:span text:style-name="Fonte_20_parág._20_padrão"><text:span text:style-name="T16">BRASIL. Lei n° 9.887, de 7 de dezembro de 1999. Altera a legislação tributária federal. </text:span></text:span><text:span text:style-name="Fonte_20_parág._20_padrão"><text:span text:style-name="T15">Diário Oficial [da] República Federativa do Brasil</text:span></text:span><text:span text:style-name="Fonte_20_parág._20_padrão"><text:span text:style-name="T16">, Brasília, DF, 8 dez. 1999. Disponível em: &lt;http://www.in.gov.br/ mp_leistexto.asp?Id=LEI%209887&gt;. Acesso em: 22 dez. 1999.</text:span></text:span></text:p>
      <text:p text:style-name="P30"><text:tab/></text:p>
      <text:p text:style-name="P55">Súmula em Revista Eletrônica</text:p>
      <text:p text:style-name="Standard"><text:span text:style-name="Fonte_20_parág._20_padrão"><text:span text:style-name="T16">BRASIL. Supremo Tribunal Federal. Súmula n° 14. Não é admissível, por ato administrativo, restringir, em razão da idade, inscrição em concurso para cargo público. Julgamento: 1963/12/16. SUDIN vol. 5. </text:span></text:span><text:span text:style-name="Fonte_20_parág._20_padrão"><text:span text:style-name="T15">Revista Experimental de Direito e Temática</text:span></text:span><text:span text:style-name="Fonte_20_parág._20_padrão"><text:span text:style-name="T16">. Disponível em: &lt;http://www.prodau-sc.com.br/ciberjur/stf.html&gt;. Acesso em: 29 nov. 1998.</text:span></text:span></text:p>
      <text:p text:style-name="P30"/>
      <text:p text:style-name="P30"/>
      <text:list xml:id="list12359347390711" text:continue-numbering="true" text:style-name="WW8Num1">
        <text:list-item>
          <text:list>
            <text:list-item>
              <text:p text:style-name="P95"/>
            </text:list-item>
          </text:list>
        </text:list-item>
      </text:list>
      <text:h text:style-name="Heading_20_3" text:outline-level="3"><text:bookmark-start text:name="__RefHeading__81_2085620237"/>APÊNDICES<text:bookmark-end text:name="__RefHeading__81_2085620237"/></text:h>
      <text:p text:style-name="P61"/>
      <text:p text:style-name="P60">Elemento opcional. É o texto ou documento com a finalidade de complementar sua argumentação, sem prejudicar o sentido do trabalho. O(s) <text:soft-page-break/>apêndice(s) é identificado por letras maiúsculas consecutivas, travessão e pelos respectivos títulos. Excepcionalmente, utilizam-se letras maiúsculas dobradas, na identificação dos apêndices, quando esgotadas as 26 letras do alfabeto.</text:p>
      <text:h text:style-name="Heading_20_3" text:outline-level="3"><text:bookmark-start text:name="__RefHeading__83_2085620237"/>ANEXOS<text:bookmark-end text:name="__RefHeading__83_2085620237"/></text:h>
      <text:p text:style-name="P61"/>
      <text:p text:style-name="P60">Elemento opcional, sendo um texto ou documento não elaborado pelo autor, que serve de fundamentação, comprovação e ilustração.</text:p>
      <text:p text:style-name="P60">Os anexos são identificados por letras maiúsculas consecutivas, travessão e pelos respectivos títulos. Excepcionalmente, utilizam-se letras maiúsculas dobradas, na identificação dos anexos, quando esgotadas as 26 letras do alfabeto.</text:p>
      <text:p text:style-name="P60">Se necessários devem ter uma página de abertura indicativa. Anexos devem ser utilizados com critérios e se estritamente necessários, sempre que possível colocar as informações no próprio corpo do texto.</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Arial1" svg:font-family="Arial, 'Helvetica Neue', Helvetica, sans-serif"/>
    <style:font-face style:name="Georgia" svg:font-family="Georgia, 'Times New Roman', Times, serif"/>
    <style:font-face style:name="OpenSymbol" svg:font-family="OpenSymbol"/>
    <style:font-face style:name="Bitstream Vera Sans" svg:font-family="'Bitstream Vera Sans'" style:font-family-generic="swiss"/>
    <style:font-face style:name="FreeSans" svg:font-family="FreeSans" style:font-family-generic="swiss"/>
    <style:font-face style:name="Helvetica" svg:font-family="Helvetica" style:font-adornments="Regular" style:font-family-generic="swiss"/>
    <style:font-face style:name="Janson Text" svg:font-family="'Janson Text'" style:font-family-generic="system"/>
    <style:font-face style:name="Consolas" svg:font-family="Consolas"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hyphenation-ladder-count="no-limit" fo:text-indent="1.499cm" style:auto-text-indent="false">
        <style:tab-stops/>
        <style:drop-cap/>
      </style:paragraph-properties>
      <style:text-properties style:font-name="Arial2" fo:font-family="Arial" style:font-style-name="Normal" style:font-family-generic="swiss" style:font-pitch="variable"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center" style:justify-single-word="false" fo:hyphenation-ladder-count="no-limit" fo:keep-with-next="always"/>
      <style:text-properties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draw:fill="solid" draw:fill-color="#ffffff" draw:opacity="100%" fo:padding="0cm" fo:border="non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draw:frame draw:style-name="Mfr1" draw:name="Quadro1" text:anchor-type="paragraph" svg:x="18.576cm" svg:y="0.002cm" svg:width="0.416cm" style:rel-width="scale" svg:height="0.478cm" style:rel-height="scale" draw:z-index="22"><draw:text-box><text:p text:style-name="Header"><text:span text:style-name="Page_20_Number"><text:page-number text:select-page="current">36</text:page-number></text:span></text:p></draw:text-box></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Windows_x86 LibreOffice_project/37b43f919e4de5eeaca9b9755ed688758a8251fe</meta:generator>
    <meta:initial-creator>William Tumeo</meta:initial-creator>
    <meta:creation-date>2015-10-01T05:05:00Z</meta:creation-date>
    <dc:date>2015-12-09T01:23:57.812000000</dc:date>
    <meta:editing-cycles>62</meta:editing-cycles>
    <meta:editing-duration>PT6H13M3S</meta:editing-duration>
    <dc:creator>William Tuméo</dc:creator>
    <meta:document-statistic meta:table-count="2" meta:image-count="0" meta:object-count="2" meta:page-count="36" meta:paragraph-count="336" meta:word-count="5722" meta:character-count="36506" meta:non-whitespace-character-count="31023"/>
    <meta:template xlink:type="simple" xlink:actuate="onRequest" xlink:title="" xlink:href="../COLÉGIO%20ESTADUAL%20DO%20PARANÁ.odt/Normal.dotm"/>
  </office:meta>
</office:document-meta>
</file>